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ce2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peed= 90, 1 UE-payload= 140 bytes</text:p>
          </table:table-cell>
          <table:table-cell table:style-name="Default" table:number-columns-repeated="2"/>
          <table:table-cell table:style-name="ce1" office:value-type="string" calcext:value-type="string">
            <text:p>Speed= 90, 1 UE-payload= 800 bytes</text:p>
          </table:table-cell>
          <table:table-cell/>
          <table:table-cell table:style-name="Default" table:number-columns-repeated="2"/>
          <table:table-cell table:style-name="ce1" office:value-type="string" calcext:value-type="string">
            <text:p>Speed= 90, 3 UEs-payload= 140 bytes</text:p>
          </table:table-cell>
          <table:table-cell/>
          <table:table-cell table:style-name="Default" table:number-columns-repeated="4"/>
          <table:table-cell table:style-name="ce1" office:value-type="string" calcext:value-type="string">
            <text:p>Speed= 90, 3 UEs-payload= 800 bytes</text:p>
          </table:table-cell>
          <table:table-cell table:style-name="Default" table:number-columns-repeated="6"/>
          <table:table-cell table:style-name="ce1" office:value-type="string" calcext:value-type="string">
            <text:p>Speed= 90, 5 UEs-payload= 140 bytes</text:p>
          </table:table-cell>
          <table:table-cell table:number-columns-repeated="3"/>
          <table:table-cell table:style-name="Default" table:number-columns-repeated="4"/>
          <table:table-cell table:style-name="ce1" office:value-type="string" calcext:value-type="string">
            <text:p>Speed= 90, 5 UEs-payload= 800 bytes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imul Time </text:p>
          </table:table-cell>
          <table:table-cell table:style-name="Default" office:value-type="string" calcext:value-type="string">
            <text:p>Throughput</text:p>
          </table:table-cell>
          <table:table-cell table:style-name="Default"/>
          <table:table-cell table:style-name="Default" office:value-type="string" calcext:value-type="string">
            <text:p>Simul Time </text:p>
          </table:table-cell>
          <table:table-cell office:value-type="string" calcext:value-type="string">
            <text:p>Throughput</text:p>
          </table:table-cell>
          <table:table-cell table:style-name="Default" table:number-columns-repeated="2"/>
          <table:table-cell table:style-name="Default"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table:style-name="Default" office:value-type="string" calcext:value-type="string">
            <text:p>Simul Time </text:p>
          </table:table-cell>
          <table:table-cell table:style-name="Default" office:value-type="string" calcext:value-type="string">
            <text:p>Average </text:p>
          </table:table-cell>
          <table:table-cell table:style-name="Default"/>
          <table:table-cell office:value-type="string" calcext:value-type="string">
            <text:p>UE1</text:p>
          </table:table-cell>
          <table:table-cell table:style-name="Default"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table:style-name="Default" office:value-type="string" calcext:value-type="string">
            <text:p>Simul Time </text:p>
          </table:table-cell>
          <table:table-cell table:style-name="Default" office:value-type="string" calcext:value-type="string">
            <text:p>Average </text:p>
          </table:table-cell>
          <table:table-cell table:style-name="Default" table:number-columns-repeated="2"/>
          <table:table-cell table:style-name="Default"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table:style-name="Default" office:value-type="string" calcext:value-type="string">
            <text:p>UE5</text:p>
          </table:table-cell>
          <table:table-cell table:style-name="Default" office:value-type="string" calcext:value-type="string">
            <text:p>Simul Time </text:p>
          </table:table-cell>
          <table:table-cell table:style-name="Default" office:value-type="string" calcext:value-type="string">
            <text:p>Average</text:p>
          </table:table-cell>
          <table:table-cell table:style-name="Default"/>
          <table:table-cell table:style-name="Default"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table:style-name="Default" office:value-type="string" calcext:value-type="string">
            <text:p>Simul Time </text:p>
          </table:table-cell>
          <table:table-cell table:style-name="Default" office:value-type="string" calcext:value-type="string">
            <text:p>Average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formula="of:= AVERAGE([.H3:.J3])" office:value-type="float" office:value="6.8" calcext:value-type="float">
            <text:p>6.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table:formula="of:= AVERAGE([.N3:.P3])" office:value-type="float" office:value="10.5333333333333" calcext:value-type="float">
            <text:p>10.5333333333333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 AVERAGE([.U3:.Y3])" office:value-type="float" office:value="6.04" calcext:value-type="float">
            <text:p>6.04</text:p>
          </table:table-cell>
          <table:table-cell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formula="of:= AVERAGE([.AC3:.AG3])" office:value-type="float" office:value="7.26" calcext:value-type="float">
            <text:p>7.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/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table:formula="of:= AVERAGE([.H4:.J4])" office:value-type="float" office:value="6.2" calcext:value-type="float">
            <text:p>6.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table:formula="of:= AVERAGE([.N4:.P4])" office:value-type="float" office:value="9.46666666666667" calcext:value-type="float">
            <text:p>9.46666666666667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table:formula="of:= AVERAGE([.U4:.Y4])" office:value-type="float" office:value="5.34" calcext:value-type="float">
            <text:p>5.34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table:formula="of:= AVERAGE([.AC4:.AG4])" office:value-type="float" office:value="8.54" calcext:value-type="float">
            <text:p>8.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table:formula="of:= AVERAGE([.H5:.J5])" office:value-type="float" office:value="8.76666666666667" calcext:value-type="float">
            <text:p>8.76666666666667</text:p>
          </table:table-cell>
          <table:table-cell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table:formula="of:= AVERAGE([.N5:.P5])" office:value-type="float" office:value="8.76666666666667" calcext:value-type="float">
            <text:p>8.76666666666667</text:p>
          </table:table-cell>
          <table:table-cell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table:formula="of:= AVERAGE([.U5:.Y5])" office:value-type="float" office:value="6.76" calcext:value-type="float">
            <text:p>6.76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table:formula="of:= AVERAGE([.AC5:.AG5])" office:value-type="float" office:value="7.76" calcext:value-type="float">
            <text:p>7.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 AVERAGE([.H6:.J6])" office:value-type="float" office:value="8.1" calcext:value-type="float">
            <text:p>8.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 AVERAGE([.N6:.P6])" office:value-type="float" office:value="10.7666666666667" calcext:value-type="float">
            <text:p>10.7666666666667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table:formula="of:= AVERAGE([.U6:.Y6])" office:value-type="float" office:value="8.32" calcext:value-type="float">
            <text:p>8.3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table:formula="of:= AVERAGE([.AC6:.AG6])"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 AVERAGE([.H7:.J7])" office:value-type="float" office:value="8.6" calcext:value-type="float">
            <text:p>8.6</text:p>
          </table:table-cell>
          <table:table-cell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 AVERAGE([.N7:.P7])" office:value-type="float" office:value="8.6" calcext:value-type="float">
            <text:p>8.6</text:p>
          </table:table-cell>
          <table:table-cell table:number-columns-repeated="2"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 AVERAGE([.U7:.Y7])" office:value-type="float" office:value="7.04" calcext:value-type="float">
            <text:p>7.04</text:p>
          </table:table-cell>
          <table:table-cell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 AVERAGE([.AC7:.AG7])" office:value-type="float" office:value="8.64" calcext:value-type="float">
            <text:p>8.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 AVERAGE([.H8:.J8])" office:value-type="float" office:value="6.83333333333333" calcext:value-type="float">
            <text:p>6.83333333333333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 AVERAGE([.N8:.P8])" office:value-type="float" office:value="10.5" calcext:value-type="float">
            <text:p>10.5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table:formula="of:= AVERAGE([.U8:.Y8])" office:value-type="float" office:value="6.18" calcext:value-type="float">
            <text:p>6.18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table:formula="of:= AVERAGE([.AC8:.AG8])" office:value-type="float" office:value="7.78" calcext:value-type="float">
            <text:p>7.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 AVERAGE([.H9:.J9])" office:value-type="float" office:value="8.36666666666667" calcext:value-type="float">
            <text:p>8.36666666666667</text:p>
          </table:table-cell>
          <table:table-cell/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 AVERAGE([.N9:.P9])" office:value-type="float" office:value="12.0333333333333" calcext:value-type="float">
            <text:p>12.0333333333333</text:p>
          </table:table-cell>
          <table:table-cell table:number-columns-repeated="2"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 AVERAGE([.U9:.Y9])" office:value-type="float" office:value="6.48" calcext:value-type="float">
            <text:p>6.48</text:p>
          </table:table-cell>
          <table:table-cell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7" calcext:value-type="float">
            <text:p>7</text:p>
          </table:table-cell>
          <table:table-cell table:formula="of:= AVERAGE([.AC9:.AG9])" office:value-type="float" office:value="7.08" calcext:value-type="float">
            <text:p>7.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 AVERAGE([.H10:.J10])" office:value-type="float" office:value="6.83333333333333" calcext:value-type="float">
            <text:p>6.83333333333333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 AVERAGE([.N10:.P10])" office:value-type="float" office:value="9.43333333333333" calcext:value-type="float">
            <text:p>9.43333333333333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table:formula="of:= AVERAGE([.U10:.Y10])" office:value-type="float" office:value="7.38" calcext:value-type="float">
            <text:p>7.3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table:formula="of:= AVERAGE([.AC10:.AG10])" office:value-type="float" office:value="8.38" calcext:value-type="float">
            <text:p>8.3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formula="of:= AVERAGE([.H11:.J11])" office:value-type="float" office:value="7.03333333333333" calcext:value-type="float">
            <text:p>7.0333333333333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formula="of:= AVERAGE([.N11:.P11])" office:value-type="float" office:value="7.36666666666667" calcext:value-type="float">
            <text:p>7.36666666666667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.1" calcext:value-type="float">
            <text:p>5.1</text:p>
          </table:table-cell>
          <table:table-cell office:value-type="float" office:value="9" calcext:value-type="float">
            <text:p>9</text:p>
          </table:table-cell>
          <table:table-cell table:formula="of:= AVERAGE([.U11:.Y11])" office:value-type="float" office:value="6.58" calcext:value-type="float">
            <text:p>6.5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.1" calcext:value-type="float">
            <text:p>5.1</text:p>
          </table:table-cell>
          <table:table-cell office:value-type="float" office:value="9" calcext:value-type="float">
            <text:p>9</text:p>
          </table:table-cell>
          <table:table-cell table:formula="of:= AVERAGE([.AC11:.AG11])" office:value-type="float" office:value="7.38" calcext:value-type="float">
            <text:p>7.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table:formula="of:= AVERAGE([.H12:.J12])" office:value-type="float" office:value="8.93333333333333" calcext:value-type="float">
            <text:p>8.9333333333333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table:formula="of:= AVERAGE([.N12:.P12])" office:value-type="float" office:value="8.93333333333333" calcext:value-type="float">
            <text:p>8.93333333333333</text:p>
          </table:table-cell>
          <table:table-cell table:number-columns-repeated="2"/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table:formula="of:= AVERAGE([.U12:.Y12])" office:value-type="float" office:value="6.4" calcext:value-type="float">
            <text:p>6.4</text:p>
          </table:table-cell>
          <table:table-cell/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table:formula="of:= AVERAGE([.AC12:.AG1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11" calcext:value-type="float">
            <text:p>11</text:p>
          </table:table-cell>
          <table:table-cell table:formula="of:= AVERAGE([.H13:.J13])" office:value-type="float" office:value="7.43333333333333" calcext:value-type="float">
            <text:p>7.43333333333333</text:p>
          </table:table-cell>
          <table:table-cell/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11" calcext:value-type="float">
            <text:p>11</text:p>
          </table:table-cell>
          <table:table-cell table:formula="of:= AVERAGE([.N13:.P13])" office:value-type="float" office:value="8.1" calcext:value-type="float">
            <text:p>8.1</text:p>
          </table:table-cell>
          <table:table-cell table:number-columns-repeated="2"/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2" table:style-name="ce3" office:value-type="float" office:value="6.4" calcext:value-type="float">
            <text:p>6.4</text:p>
          </table:table-cell>
          <table:table-cell table:style-name="ce3" office:value-type="float" office:value="3.8" calcext:value-type="float">
            <text:p>3.8</text:p>
          </table:table-cell>
          <table:table-cell office:value-type="float" office:value="11" calcext:value-type="float">
            <text:p>11</text:p>
          </table:table-cell>
          <table:table-cell table:formula="of:= AVERAGE([.U13:.Y13])" office:value-type="float" office:value="5.72" calcext:value-type="float">
            <text:p>5.72</text:p>
          </table:table-cell>
          <table:table-cell/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2" table:style-name="ce3" office:value-type="float" office:value="6.4" calcext:value-type="float">
            <text:p>6.4</text:p>
          </table:table-cell>
          <table:table-cell table:style-name="ce3" office:value-type="float" office:value="3.8" calcext:value-type="float">
            <text:p>3.8</text:p>
          </table:table-cell>
          <table:table-cell office:value-type="float" office:value="11" calcext:value-type="float">
            <text:p>11</text:p>
          </table:table-cell>
          <table:table-cell table:formula="of:= AVERAGE([.AC13:.AG13])" office:value-type="float" office:value="5.72" calcext:value-type="float">
            <text:p>5.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9.3" calcext:value-type="float">
            <text:p>9.3</text:p>
          </table:table-cell>
          <table:table-cell office:value-type="float" office:value="12" calcext:value-type="float">
            <text:p>12</text:p>
          </table:table-cell>
          <table:table-cell table:formula="of:= AVERAGE([.H14:.J14])" office:value-type="float" office:value="8" calcext:value-type="float">
            <text:p>8</text:p>
          </table:table-cell>
          <table:table-cell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9.3" calcext:value-type="float">
            <text:p>9.3</text:p>
          </table:table-cell>
          <table:table-cell office:value-type="float" office:value="12" calcext:value-type="float">
            <text:p>12</text:p>
          </table:table-cell>
          <table:table-cell table:formula="of:= AVERAGE([.N14:.P14])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table:formula="of:= AVERAGE([.U14:.Y14])" office:value-type="float" office:value="5.86" calcext:value-type="float">
            <text:p>5.86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table:formula="of:= AVERAGE([.AC14:.AG14])" office:value-type="float" office:value="5.94" calcext:value-type="float">
            <text:p>5.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table:formula="of:= AVERAGE([.H15:.J15])" office:value-type="float" office:value="8.73333333333333" calcext:value-type="float">
            <text:p>8.7333333333333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table:formula="of:= AVERAGE([.N15:.P15])" office:value-type="float" office:value="10.2333333333333" calcext:value-type="float">
            <text:p>10.2333333333333</text:p>
          </table:table-cell>
          <table:table-cell table:number-columns-repeated="2"/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table:formula="of:= AVERAGE([.U15:.Y15])" office:value-type="float" office:value="6.78" calcext:value-type="float">
            <text:p>6.78</text:p>
          </table:table-cell>
          <table:table-cell/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table:formula="of:= AVERAGE([.AC15:.AG15])" office:value-type="float" office:value="6.78" calcext:value-type="float">
            <text:p>6.7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8.3" calcext:value-type="float">
            <text:p>8.3</text:p>
          </table:table-cell>
          <table:table-cell office:value-type="float" office:value="14" calcext:value-type="float">
            <text:p>14</text:p>
          </table:table-cell>
          <table:table-cell table:formula="of:= AVERAGE([.H16:.J16])" office:value-type="float" office:value="7.5" calcext:value-type="float">
            <text:p>7.5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8.3" calcext:value-type="float">
            <text:p>8.3</text:p>
          </table:table-cell>
          <table:table-cell office:value-type="float" office:value="14" calcext:value-type="float">
            <text:p>14</text:p>
          </table:table-cell>
          <table:table-cell table:formula="of:= AVERAGE([.N16:.P16])" office:value-type="float" office:value="8.16666666666667" calcext:value-type="float">
            <text:p>8.16666666666667</text:p>
          </table:table-cell>
          <table:table-cell table:number-columns-repeated="2"/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 table:formula="of:= AVERAGE([.U16:.Y16])" office:value-type="float" office:value="5.18" calcext:value-type="float">
            <text:p>5.18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14" calcext:value-type="float">
            <text:p>14</text:p>
          </table:table-cell>
          <table:table-cell table:formula="of:= AVERAGE([.AC16:.AG16])" office:value-type="float" office:value="6.58" calcext:value-type="float">
            <text:p>6.5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3" calcext:value-type="float">
            <text:p>7.3</text:p>
          </table:table-cell>
          <table:table-cell office:value-type="float" office:value="15" calcext:value-type="float">
            <text:p>15</text:p>
          </table:table-cell>
          <table:table-cell table:formula="of:= AVERAGE([.H17:.J17])" office:value-type="float" office:value="7.5" calcext:value-type="float">
            <text:p>7.5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3" calcext:value-type="float">
            <text:p>7.3</text:p>
          </table:table-cell>
          <table:table-cell office:value-type="float" office:value="15" calcext:value-type="float">
            <text:p>15</text:p>
          </table:table-cell>
          <table:table-cell table:formula="of:= AVERAGE([.N17:.P17])" office:value-type="float" office:value="8.16666666666667" calcext:value-type="float">
            <text:p>8.16666666666667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table:formula="of:= AVERAGE([.U17:.Y17])" office:value-type="float" office:value="5.46" calcext:value-type="float">
            <text:p>5.4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table:formula="of:= AVERAGE([.AC17:.AG17])" office:value-type="float" office:value="5.46" calcext:value-type="float">
            <text:p>5.4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table:formula="of:= AVERAGE([.H18:.J18])" office:value-type="float" office:value="8.13333333333333" calcext:value-type="float">
            <text:p>8.13333333333333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table:formula="of:= AVERAGE([.N18:.P18])" office:value-type="float" office:value="8.13333333333333" calcext:value-type="float">
            <text:p>8.13333333333333</text:p>
          </table:table-cell>
          <table:table-cell table:number-columns-repeated="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16" calcext:value-type="float">
            <text:p>16</text:p>
          </table:table-cell>
          <table:table-cell table:formula="of:= AVERAGE([.U18:.Y18])" office:value-type="float" office:value="6.02" calcext:value-type="float">
            <text:p>6.02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16" calcext:value-type="float">
            <text:p>16</text:p>
          </table:table-cell>
          <table:table-cell table:formula="of:= AVERAGE([.AC18:.AG18])" office:value-type="float" office:value="6.02" calcext:value-type="float">
            <text:p>6.0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4" calcext:value-type="float">
            <text:p>7.4</text:p>
          </table:table-cell>
          <table:table-cell office:value-type="float" office:value="17" calcext:value-type="float">
            <text:p>17</text:p>
          </table:table-cell>
          <table:table-cell table:formula="of:= AVERAGE([.H19:.J19])" office:value-type="float" office:value="7.06666666666667" calcext:value-type="float">
            <text:p>7.06666666666667</text:p>
          </table:table-cell>
          <table:table-cell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office:value-type="float" office:value="17" calcext:value-type="float">
            <text:p>17</text:p>
          </table:table-cell>
          <table:table-cell table:formula="of:= AVERAGE([.N19:.P19])" office:value-type="float" office:value="9.76666666666667" calcext:value-type="float">
            <text:p>9.76666666666667</text:p>
          </table:table-cell>
          <table:table-cell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table:formula="of:= AVERAGE([.U19:.Y19])" office:value-type="float" office:value="5.38" calcext:value-type="float">
            <text:p>5.38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table:formula="of:= AVERAGE([.AC19:.AG19])" office:value-type="float" office:value="6.38" calcext:value-type="float">
            <text:p>6.3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 AVERAGE([.H20:.J20])" office:value-type="float" office:value="9.33333333333333" calcext:value-type="float">
            <text:p>9.33333333333333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 AVERAGE([.N20:.P20])" office:value-type="float" office:value="10.6666666666667" calcext:value-type="float">
            <text:p>10.6666666666667</text:p>
          </table:table-cell>
          <table:table-cell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5.9" calcext:value-type="float">
            <text:p>5.9</text:p>
          </table:table-cell>
          <table:table-cell office:value-type="float" office:value="18" calcext:value-type="float">
            <text:p>18</text:p>
          </table:table-cell>
          <table:table-cell table:formula="of:= AVERAGE([.U20:.Y20])" office:value-type="float" office:value="6" calcext:value-type="float">
            <text:p>6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5.9" calcext:value-type="float">
            <text:p>5.9</text:p>
          </table:table-cell>
          <table:table-cell office:value-type="float" office:value="18" calcext:value-type="float">
            <text:p>18</text:p>
          </table:table-cell>
          <table:table-cell table:formula="of:= AVERAGE([.AC20:.AG2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 AVERAGE([.H21:.J21])" office:value-type="float" office:value="9.33333333333333" calcext:value-type="float">
            <text:p>9.33333333333333</text:p>
          </table:table-cell>
          <table:table-cell/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 AVERAGE([.N21:.P21])" office:value-type="float" office:value="11.6666666666667" calcext:value-type="float">
            <text:p>11.6666666666667</text:p>
          </table:table-cell>
          <table:table-cell table:number-columns-repeated="2"/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7.7" calcext:value-type="float">
            <text:p>7.7</text:p>
          </table:table-cell>
          <table:table-cell office:value-type="float" office:value="19" calcext:value-type="float">
            <text:p>19</text:p>
          </table:table-cell>
          <table:table-cell table:formula="of:= AVERAGE([.U21:.Y21])" office:value-type="float" office:value="5.32" calcext:value-type="float">
            <text:p>5.32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7.7" calcext:value-type="float">
            <text:p>7.7</text:p>
          </table:table-cell>
          <table:table-cell office:value-type="float" office:value="19" calcext:value-type="float">
            <text:p>19</text:p>
          </table:table-cell>
          <table:table-cell table:formula="of:= AVERAGE([.AC21:.AG21])" office:value-type="float" office:value="5.32" calcext:value-type="float">
            <text:p>5.3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8.6" calcext:value-type="float">
            <text:p>8.6</text:p>
          </table:table-cell>
          <table:table-cell office:value-type="float" office:value="20" calcext:value-type="float">
            <text:p>20</text:p>
          </table:table-cell>
          <table:table-cell table:formula="of:= AVERAGE([.H22:.J22])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8.6" calcext:value-type="float">
            <text:p>8.6</text:p>
          </table:table-cell>
          <table:table-cell office:value-type="float" office:value="20" calcext:value-type="float">
            <text:p>20</text:p>
          </table:table-cell>
          <table:table-cell table:formula="of:= AVERAGE([.N22:.P22])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20" calcext:value-type="float">
            <text:p>20</text:p>
          </table:table-cell>
          <table:table-cell table:formula="of:= AVERAGE([.U22:.Y22])" office:value-type="float" office:value="4.14" calcext:value-type="float">
            <text:p>4.14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20" calcext:value-type="float">
            <text:p>20</text:p>
          </table:table-cell>
          <table:table-cell table:formula="of:= AVERAGE([.AC22:.AG22])" office:value-type="float" office:value="5.14" calcext:value-type="float">
            <text:p>5.1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 AVERAGE([.H23:.J23])" office:value-type="float" office:value="11.5" calcext:value-type="float">
            <text:p>11.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 AVERAGE([.N23:.P23])" office:value-type="float" office:value="11.5" calcext:value-type="float">
            <text:p>11.5</text:p>
          </table:table-cell>
          <table:table-cell table:number-columns-repeated="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8.4" calcext:value-type="float">
            <text:p>8.4</text:p>
          </table:table-cell>
          <table:table-cell office:value-type="float" office:value="21" calcext:value-type="float">
            <text:p>21</text:p>
          </table:table-cell>
          <table:table-cell table:formula="of:= AVERAGE([.U23:.Y23])" office:value-type="float" office:value="6.22" calcext:value-type="float">
            <text:p>6.22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8.4" calcext:value-type="float">
            <text:p>8.4</text:p>
          </table:table-cell>
          <table:table-cell office:value-type="float" office:value="21" calcext:value-type="float">
            <text:p>21</text:p>
          </table:table-cell>
          <table:table-cell table:formula="of:= AVERAGE([.AC23:.AG23])" office:value-type="float" office:value="6.22" calcext:value-type="float">
            <text:p>6.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5.8" calcext:value-type="float">
            <text:p>5.8</text:p>
          </table:table-cell>
          <table:table-cell table:number-columns-repeated="2" table:style-name="ce3"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table:formula="of:= AVERAGE([.H24:.J24])" office:value-type="float" office:value="8.26666666666667" calcext:value-type="float">
            <text:p>8.26666666666667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2" table:style-name="ce3"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table:formula="of:= AVERAGE([.N24:.P24])" office:value-type="float" office:value="8.26666666666667" calcext:value-type="float">
            <text:p>8.26666666666667</text:p>
          </table:table-cell>
          <table:table-cell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2" table:style-name="ce3" office:value-type="float" office:value="4.8" calcext:value-type="float">
            <text:p>4.8</text:p>
          </table:table-cell>
          <table:table-cell office:value-type="float" office:value="22" calcext:value-type="float">
            <text:p>22</text:p>
          </table:table-cell>
          <table:table-cell table:formula="of:= AVERAGE([.U24:.Y24])" office:value-type="float" office:value="5" calcext:value-type="float">
            <text:p>5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2" table:style-name="ce3" office:value-type="float" office:value="4.8" calcext:value-type="float">
            <text:p>4.8</text:p>
          </table:table-cell>
          <table:table-cell office:value-type="float" office:value="22" calcext:value-type="float">
            <text:p>22</text:p>
          </table:table-cell>
          <table:table-cell table:formula="of:= AVERAGE([.AC24:.AG2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7.8" calcext:value-type="float">
            <text:p>7.8</text:p>
          </table:table-cell>
          <table:table-cell office:value-type="float" office:value="23" calcext:value-type="float">
            <text:p>23</text:p>
          </table:table-cell>
          <table:table-cell table:formula="of:= AVERAGE([.H25:.J25])" office:value-type="float" office:value="9.9" calcext:value-type="float">
            <text:p>9.9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7.8" calcext:value-type="float">
            <text:p>7.8</text:p>
          </table:table-cell>
          <table:table-cell office:value-type="float" office:value="23" calcext:value-type="float">
            <text:p>23</text:p>
          </table:table-cell>
          <table:table-cell table:formula="of:= AVERAGE([.N25:.P25])" office:value-type="float" office:value="9.9" calcext:value-type="float">
            <text:p>9.9</text:p>
          </table:table-cell>
          <table:table-cell table:number-columns-repeated="2"/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 AVERAGE([.U25:.Y25])" office:value-type="float" office:value="4.64" calcext:value-type="float">
            <text:p>4.64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 AVERAGE([.AC25:.AG25])" office:value-type="float" office:value="4.64" calcext:value-type="float">
            <text:p>4.6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24" calcext:value-type="float">
            <text:p>24</text:p>
          </table:table-cell>
          <table:table-cell table:formula="of:= AVERAGE([.H26:.J26])" office:value-type="float" office:value="9.73333333333333" calcext:value-type="float">
            <text:p>9.7333333333333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24" calcext:value-type="float">
            <text:p>24</text:p>
          </table:table-cell>
          <table:table-cell table:formula="of:= AVERAGE([.N26:.P26])" office:value-type="float" office:value="9.73333333333333" calcext:value-type="float">
            <text:p>9.7333333333333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4.5" calcext:value-type="float">
            <text:p>4.5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2" calcext:value-type="float">
            <text:p>5.2</text:p>
          </table:table-cell>
          <table:table-cell office:value-type="float" office:value="24" calcext:value-type="float">
            <text:p>24</text:p>
          </table:table-cell>
          <table:table-cell table:formula="of:= AVERAGE([.U26:.Y26])" office:value-type="float" office:value="4.08" calcext:value-type="float">
            <text:p>4.08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4.5" calcext:value-type="float">
            <text:p>4.5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2" calcext:value-type="float">
            <text:p>5.2</text:p>
          </table:table-cell>
          <table:table-cell office:value-type="float" office:value="24" calcext:value-type="float">
            <text:p>24</text:p>
          </table:table-cell>
          <table:table-cell table:formula="of:= AVERAGE([.AC26:.AG26])" office:value-type="float" office:value="4.08" calcext:value-type="float">
            <text:p>4.0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table:formula="of:= AVERAGE([.H27:.J27])" office:value-type="float" office:value="11.5333333333333" calcext:value-type="float">
            <text:p>11.533333333333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table:formula="of:= AVERAGE([.N27:.P27])" office:value-type="float" office:value="11.5333333333333" calcext:value-type="float">
            <text:p>11.5333333333333</text:p>
          </table:table-cell>
          <table:table-cell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25" calcext:value-type="float">
            <text:p>25</text:p>
          </table:table-cell>
          <table:table-cell table:formula="of:= AVERAGE([.U27:.Y27])" office:value-type="float" office:value="5.06" calcext:value-type="float">
            <text:p>5.06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25" calcext:value-type="float">
            <text:p>25</text:p>
          </table:table-cell>
          <table:table-cell table:formula="of:= AVERAGE([.AC27:.AG27])" office:value-type="float" office:value="5.06" calcext:value-type="float">
            <text:p>5.0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8.9" calcext:value-type="float">
            <text:p>8.9</text:p>
          </table:table-cell>
          <table:table-cell office:value-type="float" office:value="26" calcext:value-type="float">
            <text:p>26</text:p>
          </table:table-cell>
          <table:table-cell table:formula="of:= AVERAGE([.H28:.J28])" office:value-type="float" office:value="9.2" calcext:value-type="float">
            <text:p>9.2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8.9" calcext:value-type="float">
            <text:p>8.9</text:p>
          </table:table-cell>
          <table:table-cell office:value-type="float" office:value="26" calcext:value-type="float">
            <text:p>26</text:p>
          </table:table-cell>
          <table:table-cell table:formula="of:= AVERAGE([.N28:.P28])" office:value-type="float" office:value="9.2" calcext:value-type="float">
            <text:p>9.2</text:p>
          </table:table-cell>
          <table:table-cell table:number-columns-repeated="2"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 AVERAGE([.U28:.Y28])" office:value-type="float" office:value="4.76" calcext:value-type="float">
            <text:p>4.76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 AVERAGE([.AC28:.AG28])"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7.4" calcext:value-type="float">
            <text:p>7.4</text:p>
          </table:table-cell>
          <table:table-cell office:value-type="float" office:value="27" calcext:value-type="float">
            <text:p>27</text:p>
          </table:table-cell>
          <table:table-cell table:formula="of:= AVERAGE([.H29:.J29])" office:value-type="float" office:value="8.73333333333333" calcext:value-type="float">
            <text:p>8.7333333333333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7.4" calcext:value-type="float">
            <text:p>7.4</text:p>
          </table:table-cell>
          <table:table-cell office:value-type="float" office:value="27" calcext:value-type="float">
            <text:p>27</text:p>
          </table:table-cell>
          <table:table-cell table:formula="of:= AVERAGE([.N29:.P29])" office:value-type="float" office:value="8.73333333333333" calcext:value-type="float">
            <text:p>8.73333333333333</text:p>
          </table:table-cell>
          <table:table-cell table:number-columns-repeated="2"/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9" calcext:value-type="float">
            <text:p>4.9</text:p>
          </table:table-cell>
          <table:table-cell office:value-type="float" office:value="27" calcext:value-type="float">
            <text:p>27</text:p>
          </table:table-cell>
          <table:table-cell table:formula="of:= AVERAGE([.U29:.Y29])" office:value-type="float" office:value="5.74" calcext:value-type="float">
            <text:p>5.74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9" calcext:value-type="float">
            <text:p>4.9</text:p>
          </table:table-cell>
          <table:table-cell office:value-type="float" office:value="27" calcext:value-type="float">
            <text:p>27</text:p>
          </table:table-cell>
          <table:table-cell table:formula="of:= AVERAGE([.AC29:.AG29])" office:value-type="float" office:value="5.74" calcext:value-type="float">
            <text:p>5.7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8" calcext:value-type="float">
            <text:p>5.8</text:p>
          </table:table-cell>
          <table:table-cell office:value-type="float" office:value="28" calcext:value-type="float">
            <text:p>28</text:p>
          </table:table-cell>
          <table:table-cell table:formula="of:= AVERAGE([.H30:.J30])" office:value-type="float" office:value="6" calcext:value-type="float">
            <text:p>6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8" calcext:value-type="float">
            <text:p>5.8</text:p>
          </table:table-cell>
          <table:table-cell office:value-type="float" office:value="28" calcext:value-type="float">
            <text:p>28</text:p>
          </table:table-cell>
          <table:table-cell table:formula="of:= AVERAGE([.N30:.P30])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9.3" calcext:value-type="float">
            <text:p>9.3</text:p>
          </table:table-cell>
          <table:table-cell table:number-columns-repeated="2" table:style-name="ce3" office:value-type="float" office:value="3.9" calcext:value-type="float">
            <text:p>3.9</text:p>
          </table:table-cell>
          <table:table-cell office:value-type="float" office:value="28" calcext:value-type="float">
            <text:p>28</text:p>
          </table:table-cell>
          <table:table-cell table:formula="of:= AVERAGE([.U30:.Y30])" office:value-type="float" office:value="5.72" calcext:value-type="float">
            <text:p>5.72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9.3" calcext:value-type="float">
            <text:p>9.3</text:p>
          </table:table-cell>
          <table:table-cell table:number-columns-repeated="2" table:style-name="ce3" office:value-type="float" office:value="3.9" calcext:value-type="float">
            <text:p>3.9</text:p>
          </table:table-cell>
          <table:table-cell office:value-type="float" office:value="28" calcext:value-type="float">
            <text:p>28</text:p>
          </table:table-cell>
          <table:table-cell table:formula="of:= AVERAGE([.AC30:.AG30])" office:value-type="float" office:value="5.72" calcext:value-type="float">
            <text:p>5.7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7.6" calcext:value-type="float">
            <text:p>7.6</text:p>
          </table:table-cell>
          <table:table-cell office:value-type="float" office:value="29" calcext:value-type="float">
            <text:p>29</text:p>
          </table:table-cell>
          <table:table-cell table:formula="of:= AVERAGE([.H31:.J31])" office:value-type="float" office:value="6.46666666666667" calcext:value-type="float">
            <text:p>6.46666666666667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7.6" calcext:value-type="float">
            <text:p>7.6</text:p>
          </table:table-cell>
          <table:table-cell office:value-type="float" office:value="29" calcext:value-type="float">
            <text:p>29</text:p>
          </table:table-cell>
          <table:table-cell table:formula="of:= AVERAGE([.N31:.P31])" office:value-type="float" office:value="6.46666666666667" calcext:value-type="float">
            <text:p>6.46666666666667</text:p>
          </table:table-cell>
          <table:table-cell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29" calcext:value-type="float">
            <text:p>29</text:p>
          </table:table-cell>
          <table:table-cell table:formula="of:= AVERAGE([.U31:.Y31])" office:value-type="float" office:value="5.8" calcext:value-type="float">
            <text:p>5.8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29" calcext:value-type="float">
            <text:p>29</text:p>
          </table:table-cell>
          <table:table-cell table:formula="of:= AVERAGE([.AC31:.AG31])"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table:formula="of:= AVERAGE([.H32:.J32])" office:value-type="float" office:value="7.5" calcext:value-type="float">
            <text:p>7.5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table:formula="of:= AVERAGE([.N32:.P32])" office:value-type="float" office:value="7.5" calcext:value-type="float">
            <text:p>7.5</text:p>
          </table:table-cell>
          <table:table-cell table:number-columns-repeated="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  <table:table-cell table:formula="of:= AVERAGE([.U32:.Y32])" office:value-type="float" office:value="4.48" calcext:value-type="float">
            <text:p>4.48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  <table:table-cell table:formula="of:= AVERAGE([.AC32:.AG32])" office:value-type="float" office:value="4.48" calcext:value-type="float">
            <text:p>4.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9" calcext:value-type="float">
            <text:p>5.9</text:p>
          </table:table-cell>
          <table:table-cell office:value-type="float" office:value="31" calcext:value-type="float">
            <text:p>31</text:p>
          </table:table-cell>
          <table:table-cell table:formula="of:= AVERAGE([.H33:.J33])" office:value-type="float" office:value="4.86666666666667" calcext:value-type="float">
            <text:p>4.86666666666667</text:p>
          </table:table-cell>
          <table:table-cell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9" calcext:value-type="float">
            <text:p>5.9</text:p>
          </table:table-cell>
          <table:table-cell office:value-type="float" office:value="31" calcext:value-type="float">
            <text:p>31</text:p>
          </table:table-cell>
          <table:table-cell table:formula="of:= AVERAGE([.N33:.P33])" office:value-type="float" office:value="6.83333333333333" calcext:value-type="float">
            <text:p>6.83333333333333</text:p>
          </table:table-cell>
          <table:table-cell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table:formula="of:= AVERAGE([.U33:.Y33])" office:value-type="float" office:value="6.48" calcext:value-type="float">
            <text:p>6.48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table:formula="of:= AVERAGE([.AC33:.AG33])" office:value-type="float" office:value="6.48" calcext:value-type="float">
            <text:p>6.4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 AVERAGE([.H34:.J34])" office:value-type="float" office:value="7.53333333333333" calcext:value-type="float">
            <text:p>7.53333333333333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 AVERAGE([.N34:.P34])" office:value-type="float" office:value="9.53333333333333" calcext:value-type="float">
            <text:p>9.53333333333333</text:p>
          </table:table-cell>
          <table:table-cell table:number-columns-repeated="2"/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 AVERAGE([.U34:.Y34])" office:value-type="float" office:value="3.92" calcext:value-type="float">
            <text:p>3.92</text:p>
          </table:table-cell>
          <table:table-cell/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 AVERAGE([.AC34:.AG34])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33" calcext:value-type="float">
            <text:p>33</text:p>
          </table:table-cell>
          <table:table-cell table:formula="of:= AVERAGE([.H35:.J35])" office:value-type="float" office:value="9.4" calcext:value-type="float">
            <text:p>9.4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33" calcext:value-type="float">
            <text:p>33</text:p>
          </table:table-cell>
          <table:table-cell table:formula="of:= AVERAGE([.N35:.P35])" office:value-type="float" office:value="9.4" calcext:value-type="float">
            <text:p>9.4</text:p>
          </table:table-cell>
          <table:table-cell table:number-columns-repeated="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.6" calcext:value-type="float">
            <text:p>5.6</text:p>
          </table:table-cell>
          <table:table-cell office:value-type="float" office:value="33" calcext:value-type="float">
            <text:p>33</text:p>
          </table:table-cell>
          <table:table-cell table:formula="of:= AVERAGE([.U35:.Y35])" office:value-type="float" office:value="4.9" calcext:value-type="float">
            <text:p>4.9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.6" calcext:value-type="float">
            <text:p>5.6</text:p>
          </table:table-cell>
          <table:table-cell office:value-type="float" office:value="33" calcext:value-type="float">
            <text:p>33</text:p>
          </table:table-cell>
          <table:table-cell table:formula="of:= AVERAGE([.AC35:.AG35])"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 AVERAGE([.H36:.J36])" office:value-type="float" office:value="6.96666666666667" calcext:value-type="float">
            <text:p>6.96666666666667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 AVERAGE([.N36:.P36])" office:value-type="float" office:value="6.96666666666667" calcext:value-type="float">
            <text:p>6.96666666666667</text:p>
          </table:table-cell>
          <table:table-cell table:number-columns-repeated="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.2" calcext:value-type="float">
            <text:p>5.2</text:p>
          </table:table-cell>
          <table:table-cell office:value-type="float" office:value="34" calcext:value-type="float">
            <text:p>34</text:p>
          </table:table-cell>
          <table:table-cell table:formula="of:= AVERAGE([.U36:.Y36])" office:value-type="float" office:value="4.9" calcext:value-type="float">
            <text:p>4.9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.2" calcext:value-type="float">
            <text:p>5.2</text:p>
          </table:table-cell>
          <table:table-cell office:value-type="float" office:value="34" calcext:value-type="float">
            <text:p>34</text:p>
          </table:table-cell>
          <table:table-cell table:formula="of:= AVERAGE([.AC36:.AG36])"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6.3" calcext:value-type="float">
            <text:p>6.3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35" calcext:value-type="float">
            <text:p>35</text:p>
          </table:table-cell>
          <table:table-cell table:formula="of:= AVERAGE([.H37:.J37])" office:value-type="float" office:value="6.3" calcext:value-type="float">
            <text:p>6.3</text:p>
          </table:table-cell>
          <table:table-cell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35" calcext:value-type="float">
            <text:p>35</text:p>
          </table:table-cell>
          <table:table-cell table:formula="of:= AVERAGE([.N37:.P37])" office:value-type="float" office:value="8.63333333333333" calcext:value-type="float">
            <text:p>8.63333333333333</text:p>
          </table:table-cell>
          <table:table-cell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9" calcext:value-type="float">
            <text:p>4.9</text:p>
          </table:table-cell>
          <table:table-cell office:value-type="float" office:value="35" calcext:value-type="float">
            <text:p>35</text:p>
          </table:table-cell>
          <table:table-cell table:formula="of:= AVERAGE([.U37:.Y37])" office:value-type="float" office:value="4.04" calcext:value-type="float">
            <text:p>4.04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9" calcext:value-type="float">
            <text:p>4.9</text:p>
          </table:table-cell>
          <table:table-cell office:value-type="float" office:value="35" calcext:value-type="float">
            <text:p>35</text:p>
          </table:table-cell>
          <table:table-cell table:formula="of:= AVERAGE([.AC37:.AG37])" office:value-type="float" office:value="4.04" calcext:value-type="float">
            <text:p>4.0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/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36" calcext:value-type="float">
            <text:p>36</text:p>
          </table:table-cell>
          <table:table-cell table:formula="of:= AVERAGE([.H38:.J38])" office:value-type="float" office:value="6.93333333333333" calcext:value-type="float">
            <text:p>6.93333333333333</text:p>
          </table:table-cell>
          <table:table-cell/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36" calcext:value-type="float">
            <text:p>36</text:p>
          </table:table-cell>
          <table:table-cell table:formula="of:= AVERAGE([.N38:.P38])" office:value-type="float" office:value="6.93333333333333" calcext:value-type="float">
            <text:p>6.93333333333333</text:p>
          </table:table-cell>
          <table:table-cell table:number-columns-repeated="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36" calcext:value-type="float">
            <text:p>36</text:p>
          </table:table-cell>
          <table:table-cell table:formula="of:= AVERAGE([.U38:.Y38])" office:value-type="float" office:value="3.82" calcext:value-type="float">
            <text:p>3.82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36" calcext:value-type="float">
            <text:p>36</text:p>
          </table:table-cell>
          <table:table-cell table:formula="of:= AVERAGE([.AC38:.AG38])" office:value-type="float" office:value="3.82" calcext:value-type="float">
            <text:p>3.8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table:formula="of:= AVERAGE([.H39:.J39])" office:value-type="float" office:value="7.2" calcext:value-type="float">
            <text:p>7.2</text:p>
          </table:table-cell>
          <table:table-cell/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table:formula="of:= AVERAGE([.N39:.P39])" office:value-type="float" office:value="7.2" calcext:value-type="float">
            <text:p>7.2</text:p>
          </table:table-cell>
          <table:table-cell table:number-columns-repeated="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table:formula="of:= AVERAGE([.U39:.Y39])" office:value-type="float" office:value="3.26" calcext:value-type="float">
            <text:p>3.26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table:formula="of:= AVERAGE([.AC39:.AG39])"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38" calcext:value-type="float">
            <text:p>38</text:p>
          </table:table-cell>
          <table:table-cell table:formula="of:= AVERAGE([.H40:.J40])" office:value-type="float" office:value="6.4" calcext:value-type="float">
            <text:p>6.4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38" calcext:value-type="float">
            <text:p>38</text:p>
          </table:table-cell>
          <table:table-cell table:formula="of:= AVERAGE([.N40:.P40])" office:value-type="float" office:value="6.4" calcext:value-type="float">
            <text:p>6.4</text:p>
          </table:table-cell>
          <table:table-cell table:number-columns-repeated="2"/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9" calcext:value-type="float">
            <text:p>4.9</text:p>
          </table:table-cell>
          <table:table-cell office:value-type="float" office:value="38" calcext:value-type="float">
            <text:p>38</text:p>
          </table:table-cell>
          <table:table-cell table:formula="of:= AVERAGE([.U40:.Y40])" office:value-type="float" office:value="5" calcext:value-type="float">
            <text:p>5</text:p>
          </table:table-cell>
          <table:table-cell/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9" calcext:value-type="float">
            <text:p>4.9</text:p>
          </table:table-cell>
          <table:table-cell office:value-type="float" office:value="38" calcext:value-type="float">
            <text:p>38</text:p>
          </table:table-cell>
          <table:table-cell table:formula="of:= AVERAGE([.AC40:.AG4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7.8" calcext:value-type="float">
            <text:p>7.8</text:p>
          </table:table-cell>
          <table:table-cell office:value-type="float" office:value="39" calcext:value-type="float">
            <text:p>39</text:p>
          </table:table-cell>
          <table:table-cell table:formula="of:= AVERAGE([.H41:.J41])" office:value-type="float" office:value="5.56666666666667" calcext:value-type="float">
            <text:p>5.56666666666667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7.8" calcext:value-type="float">
            <text:p>7.8</text:p>
          </table:table-cell>
          <table:table-cell office:value-type="float" office:value="39" calcext:value-type="float">
            <text:p>39</text:p>
          </table:table-cell>
          <table:table-cell table:formula="of:= AVERAGE([.N41:.P41])" office:value-type="float" office:value="5.56666666666667" calcext:value-type="float">
            <text:p>5.56666666666667</text:p>
          </table:table-cell>
          <table:table-cell table:number-columns-repeated="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1" calcext:value-type="float">
            <text:p>7.1</text:p>
          </table:table-cell>
          <table:table-cell office:value-type="float" office:value="39" calcext:value-type="float">
            <text:p>39</text:p>
          </table:table-cell>
          <table:table-cell table:formula="of:= AVERAGE([.U41:.Y41])" office:value-type="float" office:value="5.74" calcext:value-type="float">
            <text:p>5.74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1" calcext:value-type="float">
            <text:p>7.1</text:p>
          </table:table-cell>
          <table:table-cell office:value-type="float" office:value="39" calcext:value-type="float">
            <text:p>39</text:p>
          </table:table-cell>
          <table:table-cell table:formula="of:= AVERAGE([.AC41:.AG41])" office:value-type="float" office:value="5.74" calcext:value-type="float">
            <text:p>5.7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4.9" calcext:value-type="float">
            <text:p>4.9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 AVERAGE([.H42:.J42])" office:value-type="float" office:value="6.9" calcext:value-type="float">
            <text:p>6.9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 AVERAGE([.N42:.P42])" office:value-type="float" office:value="6.9" calcext:value-type="float">
            <text:p>6.9</text:p>
          </table:table-cell>
          <table:table-cell table:number-columns-repeated="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2" table:style-name="ce3"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table:formula="of:= AVERAGE([.U42:.Y42])" office:value-type="float" office:value="4.94" calcext:value-type="float">
            <text:p>4.94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2" table:style-name="ce3"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table:formula="of:= AVERAGE([.AC42:.AG42])" office:value-type="float" office:value="4.94" calcext:value-type="float">
            <text:p>4.9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/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 AVERAGE([.H43:.J43])" office:value-type="float" office:value="6.46666666666667" calcext:value-type="float">
            <text:p>6.46666666666667</text:p>
          </table:table-cell>
          <table:table-cell/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 AVERAGE([.N43:.P43])" office:value-type="float" office:value="6.46666666666667" calcext:value-type="float">
            <text:p>6.46666666666667</text:p>
          </table:table-cell>
          <table:table-cell table:number-columns-repeated="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41" calcext:value-type="float">
            <text:p>41</text:p>
          </table:table-cell>
          <table:table-cell table:formula="of:= AVERAGE([.U43:.Y43])" office:value-type="float" office:value="4.92" calcext:value-type="float">
            <text:p>4.92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41" calcext:value-type="float">
            <text:p>41</text:p>
          </table:table-cell>
          <table:table-cell table:formula="of:= AVERAGE([.AC43:.AG43])" office:value-type="float" office:value="4.92" calcext:value-type="float">
            <text:p>4.9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 AVERAGE([.H44:.J44])" office:value-type="float" office:value="7.73333333333333" calcext:value-type="float">
            <text:p>7.73333333333333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 AVERAGE([.N44:.P44])" office:value-type="float" office:value="7.73333333333333" calcext:value-type="float">
            <text:p>7.73333333333333</text:p>
          </table:table-cell>
          <table:table-cell table:number-columns-repeated="2"/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5" calcext:value-type="float">
            <text:p>7.5</text:p>
          </table:table-cell>
          <table:table-cell office:value-type="float" office:value="42" calcext:value-type="float">
            <text:p>42</text:p>
          </table:table-cell>
          <table:table-cell table:formula="of:= AVERAGE([.U44:.Y44])" office:value-type="float" office:value="6.5" calcext:value-type="float">
            <text:p>6.5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5" calcext:value-type="float">
            <text:p>7.5</text:p>
          </table:table-cell>
          <table:table-cell office:value-type="float" office:value="42" calcext:value-type="float">
            <text:p>42</text:p>
          </table:table-cell>
          <table:table-cell table:formula="of:= AVERAGE([.AC44:.AG44])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9" calcext:value-type="float">
            <text:p>7.9</text:p>
          </table:table-cell>
          <table:table-cell office:value-type="float" office:value="43" calcext:value-type="float">
            <text:p>43</text:p>
          </table:table-cell>
          <table:table-cell table:formula="of:= AVERAGE([.H45:.J45])" office:value-type="float" office:value="7.73333333333333" calcext:value-type="float">
            <text:p>7.73333333333333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9" calcext:value-type="float">
            <text:p>7.9</text:p>
          </table:table-cell>
          <table:table-cell office:value-type="float" office:value="43" calcext:value-type="float">
            <text:p>43</text:p>
          </table:table-cell>
          <table:table-cell table:formula="of:= AVERAGE([.N45:.P45])" office:value-type="float" office:value="7.73333333333333" calcext:value-type="float">
            <text:p>7.73333333333333</text:p>
          </table:table-cell>
          <table:table-cell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 AVERAGE([.U45:.Y45])" office:value-type="float" office:value="6.04" calcext:value-type="float">
            <text:p>6.04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 AVERAGE([.AC45:.AG45])" office:value-type="float" office:value="6.04" calcext:value-type="float">
            <text:p>6.0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4.7" calcext:value-type="float">
            <text:p>4.7</text:p>
          </table:table-cell>
          <table:table-cell office:value-type="float" office:value="44" calcext:value-type="float">
            <text:p>44</text:p>
          </table:table-cell>
          <table:table-cell table:formula="of:= AVERAGE([.H46:.J46])" office:value-type="float" office:value="4.5" calcext:value-type="float">
            <text:p>4.5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4.7" calcext:value-type="float">
            <text:p>4.7</text:p>
          </table:table-cell>
          <table:table-cell office:value-type="float" office:value="44" calcext:value-type="float">
            <text:p>44</text:p>
          </table:table-cell>
          <table:table-cell table:formula="of:= AVERAGE([.N46:.P46])" office:value-type="float" office:value="4.5" calcext:value-type="float">
            <text:p>4.5</text:p>
          </table:table-cell>
          <table:table-cell table:number-columns-repeated="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 table:formula="of:= AVERAGE([.U46:.Y46])" office:value-type="float" office:value="5.24" calcext:value-type="float">
            <text:p>5.24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 table:formula="of:= AVERAGE([.AC46:.AG46])" office:value-type="float" office:value="5.24" calcext:value-type="float">
            <text:p>5.2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45" calcext:value-type="float">
            <text:p>45</text:p>
          </table:table-cell>
          <table:table-cell table:formula="of:= AVERAGE([.H47:.J47])" office:value-type="float" office:value="7" calcext:value-type="float">
            <text:p>7</text:p>
          </table:table-cell>
          <table:table-cell/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45" calcext:value-type="float">
            <text:p>45</text:p>
          </table:table-cell>
          <table:table-cell table:formula="of:= AVERAGE([.N47:.P47])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45" calcext:value-type="float">
            <text:p>45</text:p>
          </table:table-cell>
          <table:table-cell table:formula="of:= AVERAGE([.U47:.Y47])" office:value-type="float" office:value="5.84" calcext:value-type="float">
            <text:p>5.84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45" calcext:value-type="float">
            <text:p>45</text:p>
          </table:table-cell>
          <table:table-cell table:formula="of:= AVERAGE([.AC47:.AG47])" office:value-type="float" office:value="5.84" calcext:value-type="float">
            <text:p>5.8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.5</text:p>
          </table:table-cell>
          <table:table-cell office:value-type="float" office:value="46" calcext:value-type="float">
            <text:p>46</text:p>
          </table:table-cell>
          <table:table-cell table:formula="of:= AVERAGE([.H48:.J48])" office:value-type="float" office:value="7.6" calcext:value-type="float">
            <text:p>7.6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.5</text:p>
          </table:table-cell>
          <table:table-cell office:value-type="float" office:value="46" calcext:value-type="float">
            <text:p>46</text:p>
          </table:table-cell>
          <table:table-cell table:formula="of:= AVERAGE([.N48:.P48])" office:value-type="float" office:value="7.6" calcext:value-type="float">
            <text:p>7.6</text:p>
          </table:table-cell>
          <table:table-cell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46" calcext:value-type="float">
            <text:p>46</text:p>
          </table:table-cell>
          <table:table-cell table:formula="of:= AVERAGE([.U48:.Y48])" office:value-type="float" office:value="5.58" calcext:value-type="float">
            <text:p>5.58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46" calcext:value-type="float">
            <text:p>46</text:p>
          </table:table-cell>
          <table:table-cell table:formula="of:= AVERAGE([.AC48:.AG48])" office:value-type="float" office:value="5.58" calcext:value-type="float">
            <text:p>5.5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47" calcext:value-type="float">
            <text:p>47</text:p>
          </table:table-cell>
          <table:table-cell table:formula="of:= AVERAGE([.H49:.J49])" office:value-type="float" office:value="5.5" calcext:value-type="float">
            <text:p>5.5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47" calcext:value-type="float">
            <text:p>47</text:p>
          </table:table-cell>
          <table:table-cell table:formula="of:= AVERAGE([.N49:.P49])" office:value-type="float" office:value="5.5" calcext:value-type="float">
            <text:p>5.5</text:p>
          </table:table-cell>
          <table:table-cell table:number-columns-repeated="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47" calcext:value-type="float">
            <text:p>47</text:p>
          </table:table-cell>
          <table:table-cell table:formula="of:= AVERAGE([.U49:.Y49])" office:value-type="float" office:value="4.48" calcext:value-type="float">
            <text:p>4.48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47" calcext:value-type="float">
            <text:p>47</text:p>
          </table:table-cell>
          <table:table-cell table:formula="of:= AVERAGE([.AC49:.AG49])" office:value-type="float" office:value="4.48" calcext:value-type="float">
            <text:p>4.4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2.1" calcext:value-type="float">
            <text:p>2.1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48" calcext:value-type="float">
            <text:p>48</text:p>
          </table:table-cell>
          <table:table-cell table:formula="of:= AVERAGE([.H50:.J50])" office:value-type="float" office:value="6.1" calcext:value-type="float">
            <text:p>6.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48" calcext:value-type="float">
            <text:p>48</text:p>
          </table:table-cell>
          <table:table-cell table:formula="of:= AVERAGE([.N50:.P50])" office:value-type="float" office:value="6.1" calcext:value-type="float">
            <text:p>6.1</text:p>
          </table:table-cell>
          <table:table-cell table:number-columns-repeated="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5.9" calcext:value-type="float">
            <text:p>5.9</text:p>
          </table:table-cell>
          <table:table-cell office:value-type="float" office:value="48" calcext:value-type="float">
            <text:p>48</text:p>
          </table:table-cell>
          <table:table-cell table:formula="of:= AVERAGE([.U50:.Y50])" office:value-type="float" office:value="5.56" calcext:value-type="float">
            <text:p>5.56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5.9" calcext:value-type="float">
            <text:p>5.9</text:p>
          </table:table-cell>
          <table:table-cell office:value-type="float" office:value="48" calcext:value-type="float">
            <text:p>48</text:p>
          </table:table-cell>
          <table:table-cell table:formula="of:= AVERAGE([.AC50:.AG50])"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6.6" calcext:value-type="float">
            <text:p>6.6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table:formula="of:= AVERAGE([.H51:.J51])" office:value-type="float" office:value="6.8" calcext:value-type="float">
            <text:p>6.8</text:p>
          </table:table-cell>
          <table:table-cell/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table:formula="of:= AVERAGE([.N51:.P51])" office:value-type="float" office:value="6.8" calcext:value-type="float">
            <text:p>6.8</text:p>
          </table:table-cell>
          <table:table-cell table:number-columns-repeated="2"/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49" calcext:value-type="float">
            <text:p>49</text:p>
          </table:table-cell>
          <table:table-cell table:formula="of:= AVERAGE([.U51:.Y51])" office:value-type="float" office:value="4.38" calcext:value-type="float">
            <text:p>4.38</text:p>
          </table:table-cell>
          <table:table-cell/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4" calcext:value-type="float">
            <text:p>5.4</text:p>
          </table:table-cell>
          <table:table-cell office:value-type="float" office:value="49" calcext:value-type="float">
            <text:p>49</text:p>
          </table:table-cell>
          <table:table-cell table:formula="of:= AVERAGE([.AC51:.AG51])" office:value-type="float" office:value="4.38" calcext:value-type="float">
            <text:p>4.3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8.9" calcext:value-type="float">
            <text:p>8.9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 AVERAGE([.H52:.J52])" office:value-type="float" office:value="4.4" calcext:value-type="float">
            <text:p>4.4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 AVERAGE([.N52:.P52])" office:value-type="float" office:value="4.4" calcext:value-type="float">
            <text:p>4.4</text:p>
          </table:table-cell>
          <table:table-cell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table:formula="of:= AVERAGE([.U52:.Y52])" office:value-type="float" office:value="4.74" calcext:value-type="float">
            <text:p>4.74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table:formula="of:= AVERAGE([.AC52:.AG52])" office:value-type="float" office:value="4.74" calcext:value-type="float">
            <text:p>4.7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7.6" calcext:value-type="float">
            <text:p>7.6</text:p>
          </table:table-cell>
          <table:table-cell office:value-type="float" office:value="51" calcext:value-type="float">
            <text:p>51</text:p>
          </table:table-cell>
          <table:table-cell table:formula="of:= AVERAGE([.H53:.J53])" office:value-type="float" office:value="6.4" calcext:value-type="float">
            <text:p>6.4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7.6" calcext:value-type="float">
            <text:p>7.6</text:p>
          </table:table-cell>
          <table:table-cell office:value-type="float" office:value="51" calcext:value-type="float">
            <text:p>51</text:p>
          </table:table-cell>
          <table:table-cell table:formula="of:= AVERAGE([.N53:.P53])" office:value-type="float" office:value="6.4" calcext:value-type="float">
            <text:p>6.4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51" calcext:value-type="float">
            <text:p>51</text:p>
          </table:table-cell>
          <table:table-cell table:formula="of:= AVERAGE([.U53:.Y53])" office:value-type="float" office:value="4.52" calcext:value-type="float">
            <text:p>4.5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51" calcext:value-type="float">
            <text:p>51</text:p>
          </table:table-cell>
          <table:table-cell table:formula="of:= AVERAGE([.AC53:.AG53])" office:value-type="float" office:value="4.52" calcext:value-type="float">
            <text:p>4.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52" calcext:value-type="float">
            <text:p>52</text:p>
          </table:table-cell>
          <table:table-cell table:formula="of:= AVERAGE([.H54:.J54])" office:value-type="float" office:value="2.1" calcext:value-type="float">
            <text:p>2.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52" calcext:value-type="float">
            <text:p>52</text:p>
          </table:table-cell>
          <table:table-cell table:formula="of:= AVERAGE([.N54:.P54])" office:value-type="float" office:value="2.1" calcext:value-type="float">
            <text:p>2.1</text:p>
          </table:table-cell>
          <table:table-cell table:number-columns-repeated="2"/>
          <table:table-cell table:style-name="ce3" office:value-type="float" office:value="8.9" calcext:value-type="float">
            <text:p>8.9</text:p>
          </table:table-cell>
          <table:table-cell table:number-columns-repeated="2" table:style-name="ce3" office:value-type="float" office:value="3.2" calcext:value-type="float">
            <text:p>3.2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5.1" calcext:value-type="float">
            <text:p>5.1</text:p>
          </table:table-cell>
          <table:table-cell office:value-type="float" office:value="52" calcext:value-type="float">
            <text:p>52</text:p>
          </table:table-cell>
          <table:table-cell table:formula="of:= AVERAGE([.U54:.Y54])" office:value-type="float" office:value="5.74" calcext:value-type="float">
            <text:p>5.74</text:p>
          </table:table-cell>
          <table:table-cell/>
          <table:table-cell table:style-name="ce3" office:value-type="float" office:value="8.9" calcext:value-type="float">
            <text:p>8.9</text:p>
          </table:table-cell>
          <table:table-cell table:number-columns-repeated="2" table:style-name="ce3" office:value-type="float" office:value="3.2" calcext:value-type="float">
            <text:p>3.2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5.1" calcext:value-type="float">
            <text:p>5.1</text:p>
          </table:table-cell>
          <table:table-cell office:value-type="float" office:value="52" calcext:value-type="float">
            <text:p>52</text:p>
          </table:table-cell>
          <table:table-cell table:formula="of:= AVERAGE([.AC54:.AG54])" office:value-type="float" office:value="5.74" calcext:value-type="float">
            <text:p>5.7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6.9" calcext:value-type="float">
            <text:p>6.9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 AVERAGE([.H55:.J55])" office:value-type="float" office:value="1.7" calcext:value-type="float">
            <text:p>1.7</text:p>
          </table:table-cell>
          <table:table-cell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 AVERAGE([.N55:.P55])" office:value-type="float" office:value="1.7" calcext:value-type="float">
            <text:p>1.7</text:p>
          </table:table-cell>
          <table:table-cell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8" calcext:value-type="float">
            <text:p>4.8</text:p>
          </table:table-cell>
          <table:table-cell office:value-type="float" office:value="53" calcext:value-type="float">
            <text:p>53</text:p>
          </table:table-cell>
          <table:table-cell table:formula="of:= AVERAGE([.U55:.Y55])" office:value-type="float" office:value="5.34" calcext:value-type="float">
            <text:p>5.34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8" calcext:value-type="float">
            <text:p>4.8</text:p>
          </table:table-cell>
          <table:table-cell office:value-type="float" office:value="53" calcext:value-type="float">
            <text:p>53</text:p>
          </table:table-cell>
          <table:table-cell table:formula="of:= AVERAGE([.AC55:.AG55])" office:value-type="float" office:value="5.34" calcext:value-type="float">
            <text:p>5.3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5" calcext:value-type="float">
            <text:p>5.5</text:p>
          </table:table-cell>
          <table:table-cell office:value-type="float" office:value="54" calcext:value-type="float">
            <text:p>54</text:p>
          </table:table-cell>
          <table:table-cell table:formula="of:= AVERAGE([.H56:.J56])" office:value-type="float" office:value="5.36666666666667" calcext:value-type="float">
            <text:p>5.3666666666666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5" calcext:value-type="float">
            <text:p>5.5</text:p>
          </table:table-cell>
          <table:table-cell office:value-type="float" office:value="54" calcext:value-type="float">
            <text:p>54</text:p>
          </table:table-cell>
          <table:table-cell table:formula="of:= AVERAGE([.N56:.P56])" office:value-type="float" office:value="5.36666666666667" calcext:value-type="float">
            <text:p>5.36666666666667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54" calcext:value-type="float">
            <text:p>54</text:p>
          </table:table-cell>
          <table:table-cell table:formula="of:= AVERAGE([.U56:.Y56])" office:value-type="float" office:value="4.88" calcext:value-type="float">
            <text:p>4.88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54" calcext:value-type="float">
            <text:p>54</text:p>
          </table:table-cell>
          <table:table-cell table:formula="of:= AVERAGE([.AC56:.AG56])" office:value-type="float" office:value="4.88" calcext:value-type="float">
            <text:p>4.8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8.7" calcext:value-type="float">
            <text:p>8.7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float" office:value="2.5" calcext:value-type="float">
            <text:p>2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 AVERAGE([.H57:.J57])" office:value-type="float" office:value="3.5" calcext:value-type="float">
            <text:p>3.5</text:p>
          </table:table-cell>
          <table:table-cell/>
          <table:table-cell table:style-name="ce3" office:value-type="float" office:value="2.5" calcext:value-type="float">
            <text:p>2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 AVERAGE([.N57:.P57])" office:value-type="float" office:value="3.5" calcext:value-type="float">
            <text:p>3.5</text:p>
          </table:table-cell>
          <table:table-cell table:number-columns-repeated="2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55" calcext:value-type="float">
            <text:p>55</text:p>
          </table:table-cell>
          <table:table-cell table:formula="of:= AVERAGE([.U57:.Y57])" office:value-type="float" office:value="5.02" calcext:value-type="float">
            <text:p>5.02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55" calcext:value-type="float">
            <text:p>55</text:p>
          </table:table-cell>
          <table:table-cell table:formula="of:= AVERAGE([.AC57:.AG57])" office:value-type="float" office:value="5.02" calcext:value-type="float">
            <text:p>5.0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.2" calcext:value-type="float">
            <text:p>2.2</text:p>
          </table:table-cell>
          <table:table-cell office:value-type="float" office:value="56" calcext:value-type="float">
            <text:p>56</text:p>
          </table:table-cell>
          <table:table-cell table:formula="of:= AVERAGE([.H58:.J58])" office:value-type="float" office:value="1.36666666666667" calcext:value-type="float">
            <text:p>1.366666666666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.2" calcext:value-type="float">
            <text:p>2.2</text:p>
          </table:table-cell>
          <table:table-cell office:value-type="float" office:value="56" calcext:value-type="float">
            <text:p>56</text:p>
          </table:table-cell>
          <table:table-cell table:formula="of:= AVERAGE([.N58:.P58])" office:value-type="float" office:value="1.36666666666667" calcext:value-type="float">
            <text:p>1.36666666666667</text:p>
          </table:table-cell>
          <table:table-cell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56" calcext:value-type="float">
            <text:p>56</text:p>
          </table:table-cell>
          <table:table-cell table:formula="of:= AVERAGE([.U58:.Y58])" office:value-type="float" office:value="4.68" calcext:value-type="float">
            <text:p>4.68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56" calcext:value-type="float">
            <text:p>56</text:p>
          </table:table-cell>
          <table:table-cell table:formula="of:= AVERAGE([.AC58:.AG58])" office:value-type="float" office:value="4.68" calcext:value-type="float">
            <text:p>4.6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7.1" calcext:value-type="float">
            <text:p>7.1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.7" calcext:value-type="float">
            <text:p>2.7</text:p>
          </table:table-cell>
          <table:table-cell office:value-type="float" office:value="57" calcext:value-type="float">
            <text:p>57</text:p>
          </table:table-cell>
          <table:table-cell table:formula="of:= AVERAGE([.H59:.J59])" office:value-type="float" office:value="3.46666666666667" calcext:value-type="float">
            <text:p>3.46666666666667</text:p>
          </table:table-cell>
          <table:table-cell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.7" calcext:value-type="float">
            <text:p>2.7</text:p>
          </table:table-cell>
          <table:table-cell office:value-type="float" office:value="57" calcext:value-type="float">
            <text:p>57</text:p>
          </table:table-cell>
          <table:table-cell table:formula="of:= AVERAGE([.N59:.P59])" office:value-type="float" office:value="3.46666666666667" calcext:value-type="float">
            <text:p>3.46666666666667</text:p>
          </table:table-cell>
          <table:table-cell table:number-columns-repeated="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57" calcext:value-type="float">
            <text:p>57</text:p>
          </table:table-cell>
          <table:table-cell table:formula="of:= AVERAGE([.U59:.Y59])" office:value-type="float" office:value="4.9" calcext:value-type="float">
            <text:p>4.9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57" calcext:value-type="float">
            <text:p>57</text:p>
          </table:table-cell>
          <table:table-cell table:formula="of:= AVERAGE([.AC59:.AG59])"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string" calcext:value-type="string">
            <text:p>247k</text:p>
          </table:table-cell>
          <table:table-cell office:value-type="float" office:value="58" calcext:value-type="float">
            <text:p>58</text:p>
          </table:table-cell>
          <table:table-cell table:formula="of:= AVERAGE([.H60:.J60])" office:value-type="float" office:value="7.85" calcext:value-type="float">
            <text:p>7.85</text:p>
          </table:table-cell>
          <table:table-cell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string" calcext:value-type="string">
            <text:p>247k</text:p>
          </table:table-cell>
          <table:table-cell office:value-type="float" office:value="58" calcext:value-type="float">
            <text:p>58</text:p>
          </table:table-cell>
          <table:table-cell table:formula="of:= AVERAGE([.N60:.P60])" office:value-type="float" office:value="7.85" calcext:value-type="float">
            <text:p>7.85</text:p>
          </table:table-cell>
          <table:table-cell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.7" calcext:value-type="float">
            <text:p>2.7</text:p>
          </table:table-cell>
          <table:table-cell office:value-type="float" office:value="58" calcext:value-type="float">
            <text:p>58</text:p>
          </table:table-cell>
          <table:table-cell table:formula="of:= AVERAGE([.U60:.Y60])" office:value-type="float" office:value="5.46" calcext:value-type="float">
            <text:p>5.46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.7" calcext:value-type="float">
            <text:p>2.7</text:p>
          </table:table-cell>
          <table:table-cell office:value-type="float" office:value="58" calcext:value-type="float">
            <text:p>58</text:p>
          </table:table-cell>
          <table:table-cell table:formula="of:= AVERAGE([.AC60:.AG60])" office:value-type="float" office:value="5.46" calcext:value-type="float">
            <text:p>5.4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3.8" calcext:value-type="float">
            <text:p>3.8</text:p>
          </table:table-cell>
          <table:table-cell office:value-type="float" office:value="59" calcext:value-type="float">
            <text:p>59</text:p>
          </table:table-cell>
          <table:table-cell table:formula="of:= AVERAGE([.H61:.J61])" office:value-type="float" office:value="3.86666666666667" calcext:value-type="float">
            <text:p>3.86666666666667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3.8" calcext:value-type="float">
            <text:p>3.8</text:p>
          </table:table-cell>
          <table:table-cell office:value-type="float" office:value="59" calcext:value-type="float">
            <text:p>59</text:p>
          </table:table-cell>
          <table:table-cell table:formula="of:= AVERAGE([.N61:.P61])" office:value-type="float" office:value="3.86666666666667" calcext:value-type="float">
            <text:p>3.86666666666667</text:p>
          </table:table-cell>
          <table:table-cell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59" calcext:value-type="float">
            <text:p>59</text:p>
          </table:table-cell>
          <table:table-cell table:formula="of:= AVERAGE([.U61:.Y61])" office:value-type="float" office:value="4.84" calcext:value-type="float">
            <text:p>4.84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59" calcext:value-type="float">
            <text:p>59</text:p>
          </table:table-cell>
          <table:table-cell table:formula="of:= AVERAGE([.AC61:.AG61])" office:value-type="float" office:value="4.84" calcext:value-type="float">
            <text:p>4.8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  <table:table-cell table:formula="of:= AVERAGE([.H62:.J62])" office:value-type="float" office:value="1.496" calcext:value-type="float">
            <text:p>1.496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  <table:table-cell table:formula="of:= AVERAGE([.N62:.P62])" office:value-type="float" office:value="1.496" calcext:value-type="float">
            <text:p>1.496</text:p>
          </table:table-cell>
          <table:table-cell table:number-columns-repeated="2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60" calcext:value-type="float">
            <text:p>60</text:p>
          </table:table-cell>
          <table:table-cell table:formula="of:= AVERAGE([.U62:.Y62])" office:value-type="float" office:value="4.7" calcext:value-type="float">
            <text:p>4.7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60" calcext:value-type="float">
            <text:p>60</text:p>
          </table:table-cell>
          <table:table-cell table:formula="of:= AVERAGE([.AC62:.AG62])"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61" calcext:value-type="float">
            <text:p>61</text:p>
          </table:table-cell>
          <table:table-cell table:formula="of:= AVERAGE([.H63:.J63])" office:value-type="float" office:value="3.46666666666667" calcext:value-type="float">
            <text:p>3.46666666666667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61" calcext:value-type="float">
            <text:p>61</text:p>
          </table:table-cell>
          <table:table-cell table:formula="of:= AVERAGE([.N63:.P63])" office:value-type="float" office:value="3.46666666666667" calcext:value-type="float">
            <text:p>3.46666666666667</text:p>
          </table:table-cell>
          <table:table-cell table:number-columns-repeated="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61" calcext:value-type="float">
            <text:p>61</text:p>
          </table:table-cell>
          <table:table-cell table:formula="of:= AVERAGE([.U63:.Y63])" office:value-type="float" office:value="4.6396" calcext:value-type="float">
            <text:p>4.6396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.47" calcext:value-type="float">
            <text:p>0.47</text:p>
          </table:table-cell>
          <table:table-cell office:value-type="float" office:value="61" calcext:value-type="float">
            <text:p>61</text:p>
          </table:table-cell>
          <table:table-cell table:formula="of:= AVERAGE([.AC63:.AG63])" office:value-type="float" office:value="4.534" calcext:value-type="float">
            <text:p>4.53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8.5" calcext:value-type="float">
            <text:p>8.5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62" calcext:value-type="float">
            <text:p>62</text:p>
          </table:table-cell>
          <table:table-cell table:formula="of:= AVERAGE([.H64:.J64])" office:value-type="float" office:value="3.8" calcext:value-type="float">
            <text:p>3.8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.3" calcext:value-type="float">
            <text:p>5.3</text:p>
          </table:table-cell>
          <table:table-cell office:value-type="float" office:value="62" calcext:value-type="float">
            <text:p>62</text:p>
          </table:table-cell>
          <table:table-cell table:formula="of:= AVERAGE([.N64:.P64])" office:value-type="float" office:value="3.8" calcext:value-type="float">
            <text:p>3.8</text:p>
          </table:table-cell>
          <table:table-cell table:number-columns-repeated="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62" calcext:value-type="float">
            <text:p>62</text:p>
          </table:table-cell>
          <table:table-cell table:formula="of:= AVERAGE([.U64:.Y64])" office:value-type="float" office:value="3.1196" calcext:value-type="float">
            <text:p>3.1196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.804" calcext:value-type="float">
            <text:p>0.804</text:p>
          </table:table-cell>
          <table:table-cell office:value-type="float" office:value="62" calcext:value-type="float">
            <text:p>62</text:p>
          </table:table-cell>
          <table:table-cell table:formula="of:= AVERAGE([.AC64:.AG64])" office:value-type="float" office:value="3.0808" calcext:value-type="float">
            <text:p>3.080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0.72" calcext:value-type="float">
            <text:p>0.72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formula="of:= AVERAGE([.H65:.J65])" office:value-type="float" office:value="6.76666666666667" calcext:value-type="float">
            <text:p>6.76666666666667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formula="of:= AVERAGE([.N65:.P65])" office:value-type="float" office:value="6.76666666666667" calcext:value-type="float">
            <text:p>6.76666666666667</text:p>
          </table:table-cell>
          <table:table-cell table:number-columns-repeated="2"/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.7" calcext:value-type="float">
            <text:p>3.7</text:p>
          </table:table-cell>
          <table:table-cell table:style-name="ce3" office:value-type="float" office:value="2.2" calcext:value-type="float">
            <text:p>2.2</text:p>
          </table:table-cell>
          <table:table-cell office:value-type="float" office:value="63" calcext:value-type="float">
            <text:p>63</text:p>
          </table:table-cell>
          <table:table-cell table:formula="of:= AVERAGE([.U65:.Y65])" office:value-type="float" office:value="3.16" calcext:value-type="float">
            <text:p>3.16</text:p>
          </table:table-cell>
          <table:table-cell/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.7" calcext:value-type="float">
            <text:p>3.7</text:p>
          </table:table-cell>
          <table:table-cell table:style-name="ce3" office:value-type="float" office:value="2.2" calcext:value-type="float">
            <text:p>2.2</text:p>
          </table:table-cell>
          <table:table-cell office:value-type="float" office:value="63" calcext:value-type="float">
            <text:p>63</text:p>
          </table:table-cell>
          <table:table-cell table:formula="of:= AVERAGE([.AC65:.AG65])"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6.2" calcext:value-type="float">
            <text:p>6.2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9" calcext:value-type="float">
            <text:p>3.9</text:p>
          </table:table-cell>
          <table:table-cell office:value-type="float" office:value="64" calcext:value-type="float">
            <text:p>64</text:p>
          </table:table-cell>
          <table:table-cell table:formula="of:= AVERAGE([.H66:.J66])" office:value-type="float" office:value="3.33333333333333" calcext:value-type="float">
            <text:p>3.3333333333333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9" calcext:value-type="float">
            <text:p>3.9</text:p>
          </table:table-cell>
          <table:table-cell office:value-type="float" office:value="64" calcext:value-type="float">
            <text:p>64</text:p>
          </table:table-cell>
          <table:table-cell table:formula="of:= AVERAGE([.N66:.P66])" office:value-type="float" office:value="3.33333333333333" calcext:value-type="float">
            <text:p>3.33333333333333</text:p>
          </table:table-cell>
          <table:table-cell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2" table:style-name="ce3" office:value-type="float" office:value="4.8" calcext:value-type="float">
            <text:p>4.8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64" calcext:value-type="float">
            <text:p>64</text:p>
          </table:table-cell>
          <table:table-cell table:formula="of:= AVERAGE([.U66:.Y66])" office:value-type="float" office:value="4.54" calcext:value-type="float">
            <text:p>4.54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2" table:style-name="ce3" office:value-type="float" office:value="4.8" calcext:value-type="float">
            <text:p>4.8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64" calcext:value-type="float">
            <text:p>64</text:p>
          </table:table-cell>
          <table:table-cell table:formula="of:= AVERAGE([.AC66:.AG66])" office:value-type="float" office:value="4.54" calcext:value-type="float">
            <text:p>4.5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8.6" calcext:value-type="float">
            <text:p>8.6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0.868" calcext:value-type="float">
            <text:p>0.868</text:p>
          </table:table-cell>
          <table:table-cell office:value-type="float" office:value="65" calcext:value-type="float">
            <text:p>65</text:p>
          </table:table-cell>
          <table:table-cell table:formula="of:= AVERAGE([.H67:.J67])" office:value-type="float" office:value="3.156" calcext:value-type="float">
            <text:p>3.15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0.868" calcext:value-type="float">
            <text:p>0.868</text:p>
          </table:table-cell>
          <table:table-cell office:value-type="float" office:value="65" calcext:value-type="float">
            <text:p>65</text:p>
          </table:table-cell>
          <table:table-cell table:formula="of:= AVERAGE([.N67:.P67])" office:value-type="float" office:value="3.156" calcext:value-type="float">
            <text:p>3.156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7" calcext:value-type="float">
            <text:p>2.7</text:p>
          </table:table-cell>
          <table:table-cell office:value-type="float" office:value="65" calcext:value-type="float">
            <text:p>65</text:p>
          </table:table-cell>
          <table:table-cell table:formula="of:= AVERAGE([.U67:.Y67])" office:value-type="float" office:value="5.02" calcext:value-type="float">
            <text:p>5.0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7" calcext:value-type="float">
            <text:p>2.7</text:p>
          </table:table-cell>
          <table:table-cell office:value-type="float" office:value="65" calcext:value-type="float">
            <text:p>65</text:p>
          </table:table-cell>
          <table:table-cell table:formula="of:= AVERAGE([.AC67:.AG67])" office:value-type="float" office:value="5.02" calcext:value-type="float">
            <text:p>5.0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6.5" calcext:value-type="float">
            <text:p>6.5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66" calcext:value-type="float">
            <text:p>66</text:p>
          </table:table-cell>
          <table:table-cell table:formula="of:= AVERAGE([.H68:.J68])" office:value-type="float" office:value="3.23333333333333" calcext:value-type="float">
            <text:p>3.23333333333333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66" calcext:value-type="float">
            <text:p>66</text:p>
          </table:table-cell>
          <table:table-cell table:formula="of:= AVERAGE([.N68:.P68])" office:value-type="float" office:value="3.23333333333333" calcext:value-type="float">
            <text:p>3.23333333333333</text:p>
          </table:table-cell>
          <table:table-cell table:number-columns-repeated="2"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66" calcext:value-type="float">
            <text:p>66</text:p>
          </table:table-cell>
          <table:table-cell table:formula="of:= AVERAGE([.U68:.Y68])" office:value-type="float" office:value="4.94" calcext:value-type="float">
            <text:p>4.94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66" calcext:value-type="float">
            <text:p>66</text:p>
          </table:table-cell>
          <table:table-cell table:formula="of:= AVERAGE([.AC68:.AG68])" office:value-type="float" office:value="4.94" calcext:value-type="float">
            <text:p>4.9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.5" calcext:value-type="float">
            <text:p>3.5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3" office:value-type="float" office:value="6.3" calcext:value-type="float">
            <text:p>6.3</text:p>
          </table:table-cell>
          <table:table-cell table:number-columns-repeated="2"/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table:formula="of:= AVERAGE([.H69:.J69])" office:value-type="float" office:value="2.33333333333333" calcext:value-type="float">
            <text:p>2.33333333333333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table:formula="of:= AVERAGE([.N69:.P69])" office:value-type="float" office:value="2.33333333333333" calcext:value-type="float">
            <text:p>2.33333333333333</text:p>
          </table:table-cell>
          <table:table-cell table:number-columns-repeated="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 AVERAGE([.U69:.Y69])" office:value-type="float" office:value="3.92" calcext:value-type="float">
            <text:p>3.92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 AVERAGE([.AC69:.AG69])" office:value-type="float" office:value="3.92" calcext:value-type="float">
            <text:p>3.9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3" office:value-type="float" office:value="7.6" calcext:value-type="float">
            <text:p>7.6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 AVERAGE([.H70:.J70])" office:value-type="float" office:value="1.2" calcext:value-type="float">
            <text:p>1.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 AVERAGE([.N70:.P70])" office:value-type="float" office:value="1.2" calcext:value-type="float">
            <text:p>1.2</text:p>
          </table:table-cell>
          <table:table-cell table:number-columns-repeated="2"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2.2" calcext:value-type="float">
            <text:p>2.2</text:p>
          </table:table-cell>
          <table:table-cell office:value-type="float" office:value="68" calcext:value-type="float">
            <text:p>68</text:p>
          </table:table-cell>
          <table:table-cell table:formula="of:= AVERAGE([.U70:.Y70])" office:value-type="float" office:value="4.16" calcext:value-type="float">
            <text:p>4.16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2.2" calcext:value-type="float">
            <text:p>2.2</text:p>
          </table:table-cell>
          <table:table-cell office:value-type="float" office:value="68" calcext:value-type="float">
            <text:p>68</text:p>
          </table:table-cell>
          <table:table-cell table:formula="of:= AVERAGE([.AC70:.AG70])" office:value-type="float" office:value="4.16" calcext:value-type="float">
            <text:p>4.1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7.4" calcext:value-type="float">
            <text:p>7.4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" office:value-type="float" office:value="0.43" calcext:value-type="float">
            <text:p>0.43</text:p>
          </table:table-cell>
          <table:table-cell table:number-columns-repeated="2" table:style-name="ce3" office:value-type="float" office:value="1.8" calcext:value-type="float">
            <text:p>1.8</text:p>
          </table:table-cell>
          <table:table-cell office:value-type="float" office:value="69" calcext:value-type="float">
            <text:p>69</text:p>
          </table:table-cell>
          <table:table-cell table:formula="of:= AVERAGE([.H71:.J71])" office:value-type="float" office:value="1.34333333333333" calcext:value-type="float">
            <text:p>1.34333333333333</text:p>
          </table:table-cell>
          <table:table-cell/>
          <table:table-cell table:style-name="ce3" office:value-type="float" office:value="0.43" calcext:value-type="float">
            <text:p>0.43</text:p>
          </table:table-cell>
          <table:table-cell table:number-columns-repeated="2" table:style-name="ce3" office:value-type="float" office:value="1.8" calcext:value-type="float">
            <text:p>1.8</text:p>
          </table:table-cell>
          <table:table-cell office:value-type="float" office:value="69" calcext:value-type="float">
            <text:p>69</text:p>
          </table:table-cell>
          <table:table-cell table:formula="of:= AVERAGE([.N71:.P71])" office:value-type="float" office:value="1.34333333333333" calcext:value-type="float">
            <text:p>1.34333333333333</text:p>
          </table:table-cell>
          <table:table-cell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9" calcext:value-type="float">
            <text:p>69</text:p>
          </table:table-cell>
          <table:table-cell table:formula="of:= AVERAGE([.U71:.Y71])" office:value-type="float" office:value="3.68" calcext:value-type="float">
            <text:p>3.68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9" calcext:value-type="float">
            <text:p>69</text:p>
          </table:table-cell>
          <table:table-cell table:formula="of:= AVERAGE([.AC71:.AG71])"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5.1" calcext:value-type="float">
            <text:p>5.1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/>
          <table:table-cell table:style-name="ce3" office:value-type="float" office:value="0.533" calcext:value-type="float">
            <text:p>0.533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70" calcext:value-type="float">
            <text:p>70</text:p>
          </table:table-cell>
          <table:table-cell table:formula="of:= AVERAGE([.H72:.J72])" office:value-type="float" office:value="1.57766666666667" calcext:value-type="float">
            <text:p>1.57766666666667</text:p>
          </table:table-cell>
          <table:table-cell/>
          <table:table-cell table:style-name="ce3" office:value-type="float" office:value="0.533" calcext:value-type="float">
            <text:p>0.533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70" calcext:value-type="float">
            <text:p>70</text:p>
          </table:table-cell>
          <table:table-cell table:formula="of:= AVERAGE([.N72:.P72])" office:value-type="float" office:value="1.57766666666667" calcext:value-type="float">
            <text:p>1.57766666666667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797" calcext:value-type="float">
            <text:p>0.797</text:p>
          </table:table-cell>
          <table:table-cell table:style-name="ce3"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  <table:table-cell table:formula="of:= AVERAGE([.U72:.Y72])" office:value-type="float" office:value="1.5086" calcext:value-type="float">
            <text:p>1.5086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797" calcext:value-type="float">
            <text:p>0.797</text:p>
          </table:table-cell>
          <table:table-cell table:style-name="ce3"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  <table:table-cell table:formula="of:= AVERAGE([.AC72:.AG72])" office:value-type="float" office:value="1.5086" calcext:value-type="float">
            <text:p>1.508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6.2" calcext:value-type="float">
            <text:p>6.2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 AVERAGE([.H73:.J73])" office:value-type="float" office:value="1.13333333333333" calcext:value-type="float">
            <text:p>1.1333333333333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 AVERAGE([.N73:.P73])" office:value-type="float" office:value="1.13333333333333" calcext:value-type="float">
            <text:p>1.1333333333333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 AVERAGE([.U73:.Y73])" office:value-type="float" office:value="2.68" calcext:value-type="float">
            <text:p>2.6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 AVERAGE([.AC73:.AG73])" office:value-type="float" office:value="3.48" calcext:value-type="float">
            <text:p>3.4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9.4" calcext:value-type="float">
            <text:p>9.4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2"/>
          <table:table-cell table:style-name="ce3" office:value-type="float" office:value="0.719" calcext:value-type="float">
            <text:p>0.71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72" calcext:value-type="float">
            <text:p>72</text:p>
          </table:table-cell>
          <table:table-cell table:formula="of:= AVERAGE([.H74:.J74])" office:value-type="float" office:value="1.40633333333333" calcext:value-type="float">
            <text:p>1.40633333333333</text:p>
          </table:table-cell>
          <table:table-cell/>
          <table:table-cell table:style-name="ce3" office:value-type="float" office:value="0.719" calcext:value-type="float">
            <text:p>0.71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72" calcext:value-type="float">
            <text:p>72</text:p>
          </table:table-cell>
          <table:table-cell table:formula="of:= AVERAGE([.N74:.P74])" office:value-type="float" office:value="1.40633333333333" calcext:value-type="float">
            <text:p>1.40633333333333</text:p>
          </table:table-cell>
          <table:table-cell table:number-columns-repeated="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043" calcext:value-type="float">
            <text:p>0.043</text:p>
          </table:table-cell>
          <table:table-cell office:value-type="float" office:value="72" calcext:value-type="float">
            <text:p>72</text:p>
          </table:table-cell>
          <table:table-cell table:formula="of:= AVERAGE([.U74:.Y74])" office:value-type="float" office:value="3.4086" calcext:value-type="float">
            <text:p>3.4086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72" calcext:value-type="float">
            <text:p>72</text:p>
          </table:table-cell>
          <table:table-cell table:formula="of:= AVERAGE([.AC74:.AG74])" office:value-type="float" office:value="3.41" calcext:value-type="float">
            <text:p>3.4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2"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 AVERAGE([.H75:.J75])" office:value-type="float" office:value="0.6" calcext:value-type="float">
            <text:p>0.6</text:p>
          </table:table-cell>
          <table:table-cell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 AVERAGE([.N75:.P75])" office:value-type="float" office:value="0.6" calcext:value-type="float">
            <text:p>0.6</text:p>
          </table:table-cell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4.6" calcext:value-type="float">
            <text:p>4.6</text:p>
          </table:table-cell>
          <table:table-cell office:value-type="float" office:value="73" calcext:value-type="float">
            <text:p>73</text:p>
          </table:table-cell>
          <table:table-cell table:formula="of:= AVERAGE([.U75:.Y75])" office:value-type="float" office:value="3.52" calcext:value-type="float">
            <text:p>3.52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4.6" calcext:value-type="float">
            <text:p>4.6</text:p>
          </table:table-cell>
          <table:table-cell office:value-type="float" office:value="73" calcext:value-type="float">
            <text:p>73</text:p>
          </table:table-cell>
          <table:table-cell table:formula="of:= AVERAGE([.AC75:.AG75])" office:value-type="float" office:value="3.52" calcext:value-type="float">
            <text:p>3.5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4.6" calcext:value-type="float">
            <text:p>4.6</text:p>
          </table:table-cell>
          <table:table-cell office:value-type="float" office:value="74" calcext:value-type="float">
            <text:p>74</text:p>
          </table:table-cell>
          <table:table-cell table:formula="of:= AVERAGE([.H76:.J76])" office:value-type="float" office:value="3.86666666666667" calcext:value-type="float">
            <text:p>3.86666666666667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4.6" calcext:value-type="float">
            <text:p>4.6</text:p>
          </table:table-cell>
          <table:table-cell office:value-type="float" office:value="74" calcext:value-type="float">
            <text:p>74</text:p>
          </table:table-cell>
          <table:table-cell table:formula="of:= AVERAGE([.N76:.P76])" office:value-type="float" office:value="3.86666666666667" calcext:value-type="float">
            <text:p>3.86666666666667</text:p>
          </table:table-cell>
          <table:table-cell table:number-columns-repeated="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393" calcext:value-type="float">
            <text:p>0.393</text:p>
          </table:table-cell>
          <table:table-cell table:style-name="ce3" office:value-type="float" office:value="1.1" calcext:value-type="float">
            <text:p>1.1</text:p>
          </table:table-cell>
          <table:table-cell office:value-type="float" office:value="74" calcext:value-type="float">
            <text:p>74</text:p>
          </table:table-cell>
          <table:table-cell table:formula="of:= AVERAGE([.U76:.Y76])" office:value-type="float" office:value="2.1482" calcext:value-type="float">
            <text:p>2.1482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393" calcext:value-type="float">
            <text:p>0.393</text:p>
          </table:table-cell>
          <table:table-cell table:style-name="ce3" office:value-type="float" office:value="1.1" calcext:value-type="float">
            <text:p>1.1</text:p>
          </table:table-cell>
          <table:table-cell office:value-type="float" office:value="74" calcext:value-type="float">
            <text:p>74</text:p>
          </table:table-cell>
          <table:table-cell table:formula="of:= AVERAGE([.AC76:.AG76])" office:value-type="float" office:value="2.1482" calcext:value-type="float">
            <text:p>2.14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 AVERAGE([.H77:.J77])" office:value-type="float" office:value="4.83333333333333" calcext:value-type="float">
            <text:p>4.8333333333333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 AVERAGE([.N77:.P77])" office:value-type="float" office:value="4.83333333333333" calcext:value-type="float">
            <text:p>4.83333333333333</text:p>
          </table:table-cell>
          <table:table-cell table:number-columns-repeated="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75" calcext:value-type="float">
            <text:p>75</text:p>
          </table:table-cell>
          <table:table-cell table:formula="of:= AVERAGE([.U77:.Y77])" office:value-type="float" office:value="2.58" calcext:value-type="float">
            <text:p>2.58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75" calcext:value-type="float">
            <text:p>75</text:p>
          </table:table-cell>
          <table:table-cell table:formula="of:= AVERAGE([.AC77:.AG77])"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.9" calcext:value-type="float">
            <text:p>6.9</text:p>
          </table:table-cell>
          <table:table-cell office:value-type="float" office:value="76" calcext:value-type="float">
            <text:p>76</text:p>
          </table:table-cell>
          <table:table-cell table:formula="of:= AVERAGE([.H78:.J78])" office:value-type="float" office:value="2.3" calcext:value-type="float">
            <text:p>2.3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.9" calcext:value-type="float">
            <text:p>6.9</text:p>
          </table:table-cell>
          <table:table-cell office:value-type="float" office:value="76" calcext:value-type="float">
            <text:p>76</text:p>
          </table:table-cell>
          <table:table-cell table:formula="of:= AVERAGE([.N78:.P78])" office:value-type="float" office:value="2.3" calcext:value-type="float">
            <text:p>2.3</text:p>
          </table:table-cell>
          <table:table-cell table:number-columns-repeated="2"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1.2" calcext:value-type="float">
            <text:p>1.2</text:p>
          </table:table-cell>
          <table:table-cell office:value-type="float" office:value="76" calcext:value-type="float">
            <text:p>76</text:p>
          </table:table-cell>
          <table:table-cell table:formula="of:= AVERAGE([.U78:.Y78])" office:value-type="float" office:value="2.92" calcext:value-type="float">
            <text:p>2.92</text:p>
          </table:table-cell>
          <table:table-cell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1.2" calcext:value-type="float">
            <text:p>1.2</text:p>
          </table:table-cell>
          <table:table-cell office:value-type="float" office:value="76" calcext:value-type="float">
            <text:p>76</text:p>
          </table:table-cell>
          <table:table-cell table:formula="of:= AVERAGE([.AC78:.AG78])" office:value-type="float" office:value="2.92" calcext:value-type="float">
            <text:p>2.9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6.1" calcext:value-type="float">
            <text:p>6.1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77" calcext:value-type="float">
            <text:p>77</text:p>
          </table:table-cell>
          <table:table-cell table:formula="of:= AVERAGE([.H79:.J79])" office:value-type="float" office:value="2.27266666666667" calcext:value-type="float">
            <text:p>2.272666666666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77" calcext:value-type="float">
            <text:p>77</text:p>
          </table:table-cell>
          <table:table-cell table:formula="of:= AVERAGE([.N79:.P79])" office:value-type="float" office:value="2.27266666666667" calcext:value-type="float">
            <text:p>2.27266666666667</text:p>
          </table:table-cell>
          <table:table-cell table:number-columns-repeated="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.3" calcext:value-type="float">
            <text:p>3.3</text:p>
          </table:table-cell>
          <table:table-cell office:value-type="float" office:value="77" calcext:value-type="float">
            <text:p>77</text:p>
          </table:table-cell>
          <table:table-cell table:formula="of:= AVERAGE([.U79:.Y79])" office:value-type="float" office:value="3.38" calcext:value-type="float">
            <text:p>3.38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.3" calcext:value-type="float">
            <text:p>3.3</text:p>
          </table:table-cell>
          <table:table-cell office:value-type="float" office:value="77" calcext:value-type="float">
            <text:p>77</text:p>
          </table:table-cell>
          <table:table-cell table:formula="of:= AVERAGE([.AC79:.AG79])"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4.5" calcext:value-type="float">
            <text:p>4.5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075" calcext:value-type="float">
            <text:p>0.075</text:p>
          </table:table-cell>
          <table:table-cell office:value-type="float" office:value="78" calcext:value-type="float">
            <text:p>78</text:p>
          </table:table-cell>
          <table:table-cell table:formula="of:= AVERAGE([.H80:.J80])" office:value-type="float" office:value="2.69166666666667" calcext:value-type="float">
            <text:p>2.691666666666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075" calcext:value-type="float">
            <text:p>0.075</text:p>
          </table:table-cell>
          <table:table-cell office:value-type="float" office:value="78" calcext:value-type="float">
            <text:p>78</text:p>
          </table:table-cell>
          <table:table-cell table:formula="of:= AVERAGE([.N80:.P80])" office:value-type="float" office:value="2.69166666666667" calcext:value-type="float">
            <text:p>2.69166666666667</text:p>
          </table:table-cell>
          <table:table-cell table:number-columns-repeated="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9" calcext:value-type="float">
            <text:p>2.9</text:p>
          </table:table-cell>
          <table:table-cell office:value-type="float" office:value="78" calcext:value-type="float">
            <text:p>78</text:p>
          </table:table-cell>
          <table:table-cell table:formula="of:= AVERAGE([.U80:.Y80])" office:value-type="float" office:value="2.62" calcext:value-type="float">
            <text:p>2.62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9" calcext:value-type="float">
            <text:p>2.9</text:p>
          </table:table-cell>
          <table:table-cell office:value-type="float" office:value="78" calcext:value-type="float">
            <text:p>78</text:p>
          </table:table-cell>
          <table:table-cell table:formula="of:= AVERAGE([.AC80:.AG80])" office:value-type="float" office:value="2.62" calcext:value-type="float">
            <text:p>2.6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7.1" calcext:value-type="float">
            <text:p>7.1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3.8" calcext:value-type="float">
            <text:p>3.8</text:p>
          </table:table-cell>
          <table:table-cell office:value-type="float" office:value="79" calcext:value-type="float">
            <text:p>79</text:p>
          </table:table-cell>
          <table:table-cell table:formula="of:= AVERAGE([.H81:.J81])" office:value-type="float" office:value="3.03933333333333" calcext:value-type="float">
            <text:p>3.03933333333333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3.8" calcext:value-type="float">
            <text:p>3.8</text:p>
          </table:table-cell>
          <table:table-cell office:value-type="float" office:value="79" calcext:value-type="float">
            <text:p>79</text:p>
          </table:table-cell>
          <table:table-cell table:formula="of:= AVERAGE([.N81:.P81])" office:value-type="float" office:value="3.03933333333333" calcext:value-type="float">
            <text:p>3.03933333333333</text:p>
          </table:table-cell>
          <table:table-cell table:number-columns-repeated="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35" calcext:value-type="float">
            <text:p>0.835</text:p>
          </table:table-cell>
          <table:table-cell table:style-name="ce3" office:value-type="float" office:value="3.7" calcext:value-type="float">
            <text:p>3.7</text:p>
          </table:table-cell>
          <table:table-cell office:value-type="float" office:value="79" calcext:value-type="float">
            <text:p>79</text:p>
          </table:table-cell>
          <table:table-cell table:formula="of:= AVERAGE([.U81:.Y81])" office:value-type="float" office:value="1.927" calcext:value-type="float">
            <text:p>1.927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35" calcext:value-type="float">
            <text:p>0.835</text:p>
          </table:table-cell>
          <table:table-cell table:style-name="ce3" office:value-type="float" office:value="3.7" calcext:value-type="float">
            <text:p>3.7</text:p>
          </table:table-cell>
          <table:table-cell office:value-type="float" office:value="79" calcext:value-type="float">
            <text:p>79</text:p>
          </table:table-cell>
          <table:table-cell table:formula="of:= AVERAGE([.AC81:.AG81])" office:value-type="float" office:value="1.927" calcext:value-type="float">
            <text:p>1.92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 AVERAGE([.H82:.J82])" office:value-type="float" office:value="1.76666666666667" calcext:value-type="float">
            <text:p>1.76666666666667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 AVERAGE([.N82:.P82])" office:value-type="float" office:value="1.76666666666667" calcext:value-type="float">
            <text:p>1.76666666666667</text:p>
          </table:table-cell>
          <table:table-cell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table:formula="of:= AVERAGE([.U82:.Y82])" office:value-type="float" office:value="1.8552" calcext:value-type="float">
            <text:p>1.8552</text:p>
          </table:table-cell>
          <table:table-cell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table:formula="of:= AVERAGE([.AC82:.AG82])" office:value-type="float" office:value="1.8552" calcext:value-type="float">
            <text:p>1.855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0.868" calcext:value-type="float">
            <text:p>0.868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3" office:value-type="float" office:value="0.556" calcext:value-type="float">
            <text:p>0.556</text:p>
          </table:table-cell>
          <table:table-cell table:number-columns-repeated="2"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071" calcext:value-type="float">
            <text:p>0.071</text:p>
          </table:table-cell>
          <table:table-cell office:value-type="float" office:value="81" calcext:value-type="float">
            <text:p>81</text:p>
          </table:table-cell>
          <table:table-cell table:formula="of:= AVERAGE([.H83:.J83])" office:value-type="float" office:value="3.557" calcext:value-type="float">
            <text:p>3.557</text:p>
          </table:table-cell>
          <table:table-cell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071" calcext:value-type="float">
            <text:p>0.071</text:p>
          </table:table-cell>
          <table:table-cell office:value-type="float" office:value="81" calcext:value-type="float">
            <text:p>81</text:p>
          </table:table-cell>
          <table:table-cell table:formula="of:= AVERAGE([.N83:.P83])" office:value-type="float" office:value="3.557" calcext:value-type="float">
            <text:p>3.557</text:p>
          </table:table-cell>
          <table:table-cell table:number-columns-repeated="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81" calcext:value-type="float">
            <text:p>81</text:p>
          </table:table-cell>
          <table:table-cell table:formula="of:= AVERAGE([.U83:.Y83])" office:value-type="float" office:value="1.74" calcext:value-type="float">
            <text:p>1.74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81" calcext:value-type="float">
            <text:p>81</text:p>
          </table:table-cell>
          <table:table-cell table:formula="of:= AVERAGE([.AC83:.AG83])" office:value-type="float" office:value="1.74" calcext:value-type="float">
            <text:p>1.7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3" office:value-type="float" office:value="7.3" calcext:value-type="float">
            <text:p>7.3</text:p>
          </table:table-cell>
          <table:table-cell table:number-columns-repeated="2"/>
          <table:table-cell table:style-name="ce3" office:value-type="float" office:value="4.9" calcext:value-type="float">
            <text:p>4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 AVERAGE([.H84:.J84])" office:value-type="float" office:value="1.63333333333333" calcext:value-type="float">
            <text:p>1.63333333333333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 AVERAGE([.N84:.P84])" office:value-type="float" office:value="1.63333333333333" calcext:value-type="float">
            <text:p>1.63333333333333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0.043" calcext:value-type="float">
            <text:p>0.043</text:p>
          </table:table-cell>
          <table:table-cell office:value-type="float" office:value="82" calcext:value-type="float">
            <text:p>82</text:p>
          </table:table-cell>
          <table:table-cell table:formula="of:= AVERAGE([.U84:.Y84])" office:value-type="float" office:value="2.4086" calcext:value-type="float">
            <text:p>2.408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0.038" calcext:value-type="float">
            <text:p>0.038</text:p>
          </table:table-cell>
          <table:table-cell office:value-type="float" office:value="82" calcext:value-type="float">
            <text:p>82</text:p>
          </table:table-cell>
          <table:table-cell table:formula="of:= AVERAGE([.AC84:.AG84])" office:value-type="float" office:value="2.4076" calcext:value-type="float">
            <text:p>2.407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8.2" calcext:value-type="float">
            <text:p>8.2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2"/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48" calcext:value-type="float">
            <text:p>0.548</text:p>
          </table:table-cell>
          <table:table-cell office:value-type="float" office:value="83" calcext:value-type="float">
            <text:p>83</text:p>
          </table:table-cell>
          <table:table-cell table:formula="of:= AVERAGE([.H85:.J85])" office:value-type="float" office:value="0.426" calcext:value-type="float">
            <text:p>0.426</text:p>
          </table:table-cell>
          <table:table-cell/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48" calcext:value-type="float">
            <text:p>0.548</text:p>
          </table:table-cell>
          <table:table-cell office:value-type="float" office:value="83" calcext:value-type="float">
            <text:p>83</text:p>
          </table:table-cell>
          <table:table-cell table:formula="of:= AVERAGE([.N85:.P85])" office:value-type="float" office:value="0.426" calcext:value-type="float">
            <text:p>0.426</text:p>
          </table:table-cell>
          <table:table-cell table:number-columns-repeated="2"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table:formula="of:= AVERAGE([.U85:.Y85])" office:value-type="float" office:value="2.56" calcext:value-type="float">
            <text:p>2.56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table:formula="of:= AVERAGE([.AC85:.AG85])" office:value-type="float" office:value="2.56" calcext:value-type="float">
            <text:p>2.5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0.104" calcext:value-type="float">
            <text:p>0.104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2"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0.074" calcext:value-type="float">
            <text:p>0.074</text:p>
          </table:table-cell>
          <table:table-cell office:value-type="float" office:value="84" calcext:value-type="float">
            <text:p>84</text:p>
          </table:table-cell>
          <table:table-cell table:formula="of:= AVERAGE([.H86:.J86])" office:value-type="float" office:value="0.332666666666667" calcext:value-type="float">
            <text:p>0.332666666666667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0.074" calcext:value-type="float">
            <text:p>0.074</text:p>
          </table:table-cell>
          <table:table-cell office:value-type="float" office:value="84" calcext:value-type="float">
            <text:p>84</text:p>
          </table:table-cell>
          <table:table-cell table:formula="of:= AVERAGE([.N86:.P86])" office:value-type="float" office:value="0.332666666666667" calcext:value-type="float">
            <text:p>0.332666666666667</text:p>
          </table:table-cell>
          <table:table-cell table:number-columns-repeated="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 AVERAGE([.U86:.Y86])" office:value-type="float" office:value="1.7" calcext:value-type="float">
            <text:p>1.7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 AVERAGE([.AC86:.AG86])"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5.4" calcext:value-type="float">
            <text:p>5.4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2"/>
          <table:table-cell table:style-name="ce3" office:value-type="float" office:value="0.142" calcext:value-type="float">
            <text:p>0.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 AVERAGE([.H87:.J87])" office:value-type="float" office:value="0.0473333333333333" calcext:value-type="float">
            <text:p>0.0473333333333333</text:p>
          </table:table-cell>
          <table:table-cell/>
          <table:table-cell table:style-name="ce3" office:value-type="float" office:value="0.142" calcext:value-type="float">
            <text:p>0.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 AVERAGE([.N87:.P87])" office:value-type="float" office:value="0.0473333333333333" calcext:value-type="float">
            <text:p>0.0473333333333333</text:p>
          </table:table-cell>
          <table:table-cell table:number-columns-repeated="2"/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0.756" calcext:value-type="float">
            <text:p>0.756</text:p>
          </table:table-cell>
          <table:table-cell table:style-name="ce3" office:value-type="float" office:value="1.1" calcext:value-type="float">
            <text:p>1.1</text:p>
          </table:table-cell>
          <table:table-cell office:value-type="float" office:value="85" calcext:value-type="float">
            <text:p>85</text:p>
          </table:table-cell>
          <table:table-cell table:formula="of:= AVERAGE([.U87:.Y87])" office:value-type="float" office:value="2.2312" calcext:value-type="float">
            <text:p>2.2312</text:p>
          </table:table-cell>
          <table:table-cell/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0.756" calcext:value-type="float">
            <text:p>0.756</text:p>
          </table:table-cell>
          <table:table-cell table:style-name="ce3" office:value-type="float" office:value="1.1" calcext:value-type="float">
            <text:p>1.1</text:p>
          </table:table-cell>
          <table:table-cell office:value-type="float" office:value="85" calcext:value-type="float">
            <text:p>85</text:p>
          </table:table-cell>
          <table:table-cell table:formula="of:= AVERAGE([.AC87:.AG87])" office:value-type="float" office:value="2.2312" calcext:value-type="float">
            <text:p>2.231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8.5" calcext:value-type="float">
            <text:p>8.5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2"/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86" calcext:value-type="float">
            <text:p>86</text:p>
          </table:table-cell>
          <table:table-cell table:formula="of:= AVERAGE([.H88:.J88])" office:value-type="float" office:value="2.02733333333333" calcext:value-type="float">
            <text:p>2.02733333333333</text:p>
          </table:table-cell>
          <table:table-cell/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86" calcext:value-type="float">
            <text:p>86</text:p>
          </table:table-cell>
          <table:table-cell table:formula="of:= AVERAGE([.N88:.P88])" office:value-type="float" office:value="2.02733333333333" calcext:value-type="float">
            <text:p>2.02733333333333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 AVERAGE([.U88:.Y88])" office:value-type="float" office:value="1.4596" calcext:value-type="float">
            <text:p>1.4596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 AVERAGE([.AC88:.AG88])" office:value-type="float" office:value="1.4596" calcext:value-type="float">
            <text:p>1.459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0.071" calcext:value-type="float">
            <text:p>0.071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1" calcext:value-type="float">
            <text:p>3.1</text:p>
          </table:table-cell>
          <table:table-cell office:value-type="float" office:value="87" calcext:value-type="float">
            <text:p>87</text:p>
          </table:table-cell>
          <table:table-cell table:formula="of:= AVERAGE([.H89:.J89])" office:value-type="float" office:value="1.73333333333333" calcext:value-type="float">
            <text:p>1.7333333333333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1" calcext:value-type="float">
            <text:p>3.1</text:p>
          </table:table-cell>
          <table:table-cell office:value-type="float" office:value="87" calcext:value-type="float">
            <text:p>87</text:p>
          </table:table-cell>
          <table:table-cell table:formula="of:= AVERAGE([.N89:.P89])" office:value-type="float" office:value="1.73333333333333" calcext:value-type="float">
            <text:p>1.73333333333333</text:p>
          </table:table-cell>
          <table:table-cell table:number-columns-repeated="2"/>
          <table:table-cell table:style-name="ce3" office:value-type="float" office:value="0.129" calcext:value-type="float">
            <text:p>0.129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2" calcext:value-type="float">
            <text:p>1.2</text:p>
          </table:table-cell>
          <table:table-cell office:value-type="float" office:value="87" calcext:value-type="float">
            <text:p>87</text:p>
          </table:table-cell>
          <table:table-cell table:formula="of:= AVERAGE([.U89:.Y89])" office:value-type="float" office:value="1.3754" calcext:value-type="float">
            <text:p>1.3754</text:p>
          </table:table-cell>
          <table:table-cell/>
          <table:table-cell table:style-name="ce3" office:value-type="float" office:value="0.129" calcext:value-type="float">
            <text:p>0.129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2" calcext:value-type="float">
            <text:p>1.2</text:p>
          </table:table-cell>
          <table:table-cell office:value-type="float" office:value="87" calcext:value-type="float">
            <text:p>87</text:p>
          </table:table-cell>
          <table:table-cell table:formula="of:= AVERAGE([.AC89:.AG89])" office:value-type="float" office:value="1.3754" calcext:value-type="float">
            <text:p>1.375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2.6" calcext:value-type="float">
            <text:p>2.6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3" office:value-type="float" office:value="8.9" calcext:value-type="float">
            <text:p>8.9</text:p>
          </table:table-cell>
          <table:table-cell table:number-columns-repeated="2"/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 AVERAGE([.H90:.J90])" office:value-type="float" office:value="0.161666666666667" calcext:value-type="float">
            <text:p>0.161666666666667</text:p>
          </table:table-cell>
          <table:table-cell/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 AVERAGE([.N90:.P90])" office:value-type="float" office:value="0.161666666666667" calcext:value-type="float">
            <text:p>0.161666666666667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 AVERAGE([.U90:.Y90])" office:value-type="float" office:value="2.34" calcext:value-type="float">
            <text:p>2.3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 AVERAGE([.AC90:.AG90])" office:value-type="float" office:value="2.34" calcext:value-type="float">
            <text:p>2.3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0.347" calcext:value-type="float">
            <text:p>0.347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89" calcext:value-type="float">
            <text:p>89</text:p>
          </table:table-cell>
          <table:table-cell table:formula="of:= AVERAGE([.H91:.J91])" office:value-type="float" office:value="1.43333333333333" calcext:value-type="float">
            <text:p>1.4333333333333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89" calcext:value-type="float">
            <text:p>89</text:p>
          </table:table-cell>
          <table:table-cell table:formula="of:= AVERAGE([.N91:.P91])" office:value-type="float" office:value="1.43333333333333" calcext:value-type="float">
            <text:p>1.43333333333333</text:p>
          </table:table-cell>
          <table:table-cell table:number-columns-repeated="2"/>
          <table:table-cell table:style-name="ce3" office:value-type="string" calcext:value-type="string">
            <text:p>811k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office:value-type="float" office:value="89" calcext:value-type="float">
            <text:p>89</text:p>
          </table:table-cell>
          <table:table-cell table:formula="of:= AVERAGE([.U91:.Y91])" office:value-type="float" office:value="1.25" calcext:value-type="float">
            <text:p>1.25</text:p>
          </table:table-cell>
          <table:table-cell/>
          <table:table-cell table:style-name="ce3" office:value-type="string" calcext:value-type="string">
            <text:p>811k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office:value-type="float" office:value="89" calcext:value-type="float">
            <text:p>89</text:p>
          </table:table-cell>
          <table:table-cell table:formula="of:= AVERAGE([.AC91:.AG91])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5.5" calcext:value-type="float">
            <text:p>5.5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table:formula="of:= AVERAGE([.H92:.J92])" office:value-type="float" office:value="2.219" calcext:value-type="float">
            <text:p>2.21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table:formula="of:= AVERAGE([.N92:.P92])" office:value-type="float" office:value="2.219" calcext:value-type="float">
            <text:p>2.219</text:p>
          </table:table-cell>
          <table:table-cell table:number-columns-repeated="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 AVERAGE([.U92:.Y92])" office:value-type="float" office:value="1.6486" calcext:value-type="float">
            <text:p>1.6486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 AVERAGE([.AC92:.AG92])" office:value-type="float" office:value="1.6486" calcext:value-type="float">
            <text:p>1.648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float" office:value="5.3" calcext:value-type="float">
            <text:p>5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 AVERAGE([.H93:.J93])" office:value-type="float" office:value="1.76666666666667" calcext:value-type="float">
            <text:p>1.76666666666667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 AVERAGE([.N93:.P93])" office:value-type="float" office:value="1.76666666666667" calcext:value-type="float">
            <text:p>1.76666666666667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213" calcext:value-type="float">
            <text:p>0.2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 AVERAGE([.U93:.Y93])" office:value-type="float" office:value="0.4622" calcext:value-type="float">
            <text:p>0.4622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213" calcext:value-type="float">
            <text:p>0.2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 AVERAGE([.AC93:.AG93])" office:value-type="float" office:value="0.4622" calcext:value-type="float">
            <text:p>0.462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0.167" calcext:value-type="float">
            <text:p>0.167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office:value-type="float" office:value="92" calcext:value-type="float">
            <text:p>92</text:p>
          </table:table-cell>
          <table:table-cell table:formula="of:= AVERAGE([.H94:.J94])" office:value-type="float" office:value="1.86666666666667" calcext:value-type="float">
            <text:p>1.8666666666666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office:value-type="float" office:value="92" calcext:value-type="float">
            <text:p>92</text:p>
          </table:table-cell>
          <table:table-cell table:formula="of:= AVERAGE([.N94:.P94])" office:value-type="float" office:value="1.86666666666667" calcext:value-type="float">
            <text:p>1.86666666666667</text:p>
          </table:table-cell>
          <table:table-cell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92" calcext:value-type="float">
            <text:p>92</text:p>
          </table:table-cell>
          <table:table-cell table:formula="of:= AVERAGE([.U94:.Y94])" office:value-type="float" office:value="1.064" calcext:value-type="float">
            <text:p>1.064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92" calcext:value-type="float">
            <text:p>92</text:p>
          </table:table-cell>
          <table:table-cell table:formula="of:= AVERAGE([.AC94:.AG94])" office:value-type="float" office:value="1.064" calcext:value-type="float">
            <text:p>1.06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/>
          <table:table-cell table:style-name="ce3" office:value-type="float" office:value="4.2" calcext:value-type="float">
            <text:p>4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 AVERAGE([.H95:.J95])" office:value-type="float" office:value="1.4" calcext:value-type="float">
            <text:p>1.4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 AVERAGE([.N95:.P95])" office:value-type="float" office:value="1.4" calcext:value-type="float">
            <text:p>1.4</text:p>
          </table:table-cell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93" calcext:value-type="float">
            <text:p>93</text:p>
          </table:table-cell>
          <table:table-cell table:formula="of:= AVERAGE([.U95:.Y95])" office:value-type="float" office:value="1.9092" calcext:value-type="float">
            <text:p>1.9092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77" calcext:value-type="float">
            <text:p>0.77</text:p>
          </table:table-cell>
          <table:table-cell office:value-type="float" office:value="93" calcext:value-type="float">
            <text:p>93</text:p>
          </table:table-cell>
          <table:table-cell table:formula="of:= AVERAGE([.AC95:.AG95])" office:value-type="float" office:value="1.8636" calcext:value-type="float">
            <text:p>1.863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1.8" calcext:value-type="float">
            <text:p>1.8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2"/>
          <table:table-cell table:style-name="ce3" office:value-type="float" office:value="0.798" calcext:value-type="float">
            <text:p>0.7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 AVERAGE([.H96:.J96])" office:value-type="float" office:value="0.266" calcext:value-type="float">
            <text:p>0.266</text:p>
          </table:table-cell>
          <table:table-cell/>
          <table:table-cell table:style-name="ce3" office:value-type="float" office:value="0.798" calcext:value-type="float">
            <text:p>0.7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 AVERAGE([.N96:.P96])" office:value-type="float" office:value="0.266" calcext:value-type="float">
            <text:p>0.266</text:p>
          </table:table-cell>
          <table:table-cell table:number-columns-repeated="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.6" calcext:value-type="float">
            <text:p>2.6</text:p>
          </table:table-cell>
          <table:table-cell table:style-name="ce4"/>
          <table:table-cell table:style-name="ce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 AVERAGE([.U96:.Y96])" office:value-type="float" office:value="1.95" calcext:value-type="float">
            <text:p>1.95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2.3" calcext:value-type="float">
            <text:p>2.3</text:p>
          </table:table-cell>
          <table:table-cell table:number-columns-repeated="2" table:style-name="ce3" office:value-type="float" office:value="2.6" calcext:value-type="float">
            <text:p>2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 AVERAGE([.AC96:.AG96])"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3.8" calcext:value-type="float">
            <text:p>3.8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 AVERAGE([.H97:.J97])" office:value-type="float" office:value="0.566666666666667" calcext:value-type="float">
            <text:p>0.5666666666666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 AVERAGE([.N97:.P97])" office:value-type="float" office:value="0.566666666666667" calcext:value-type="float">
            <text:p>0.566666666666667</text:p>
          </table:table-cell>
          <table:table-cell table:number-columns-repeated="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string" calcext:value-type="string">
            <text:p>bler</text:p>
          </table:table-cell>
          <table:table-cell table:style-name="ce3" office:value-type="float" office:value="0.043" calcext:value-type="float">
            <text:p>0.043</text:p>
          </table:table-cell>
          <table:table-cell office:value-type="float" office:value="95" calcext:value-type="float">
            <text:p>95</text:p>
          </table:table-cell>
          <table:table-cell table:formula="of:= AVERAGE([.U97:.Y97])" office:value-type="float" office:value="0.98575" calcext:value-type="float">
            <text:p>0.98575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045" calcext:value-type="float">
            <text:p>0.045</text:p>
          </table:table-cell>
          <table:table-cell office:value-type="float" office:value="95" calcext:value-type="float">
            <text:p>95</text:p>
          </table:table-cell>
          <table:table-cell table:formula="of:= AVERAGE([.AC97:.AG97])" office:value-type="float" office:value="1.289" calcext:value-type="float">
            <text:p>1.28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.9" calcext:value-type="float">
            <text:p>9.9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3" office:value-type="float" office:value="0.083" calcext:value-type="float">
            <text:p>0.083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 AVERAGE([.H98:.J98])" office:value-type="float" office:value="1.26666666666667" calcext:value-type="float">
            <text:p>1.266666666666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 AVERAGE([.N98:.P98])" office:value-type="float" office:value="1.26666666666667" calcext:value-type="float">
            <text:p>1.26666666666667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0.043" calcext:value-type="float">
            <text:p>0.043</text:p>
          </table:table-cell>
          <table:table-cell office:value-type="float" office:value="96" calcext:value-type="float">
            <text:p>96</text:p>
          </table:table-cell>
          <table:table-cell table:formula="of:= AVERAGE([.U98:.Y98])" office:value-type="float" office:value="0.9572" calcext:value-type="float">
            <text:p>0.9572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table:formula="of:= AVERAGE([.AC98:.AG98])" office:value-type="float" office:value="0.4366" calcext:value-type="float">
            <text:p>0.436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7.8" calcext:value-type="float">
            <text:p>7.8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2"/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 AVERAGE([.H99:.J99])" office:value-type="float" office:value="1.357" calcext:value-type="float">
            <text:p>1.357</text:p>
          </table:table-cell>
          <table:table-cell/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 AVERAGE([.N99:.P99])" office:value-type="float" office:value="1.357" calcext:value-type="float">
            <text:p>1.357</text:p>
          </table:table-cell>
          <table:table-cell table:number-columns-repeated="2"/>
          <table:table-cell table:style-name="ce3" office:value-type="float" office:value="2.1" calcext:value-type="float">
            <text:p>2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043" calcext:value-type="float">
            <text:p>0.043</text:p>
          </table:table-cell>
          <table:table-cell office:value-type="float" office:value="97" calcext:value-type="float">
            <text:p>97</text:p>
          </table:table-cell>
          <table:table-cell table:formula="of:= AVERAGE([.U99:.Y99])" office:value-type="float" office:value="0.9286" calcext:value-type="float">
            <text:p>0.9286</text:p>
          </table:table-cell>
          <table:table-cell/>
          <table:table-cell table:style-name="ce3" office:value-type="float" office:value="2.1" calcext:value-type="float">
            <text:p>2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0.043" calcext:value-type="float">
            <text:p>0.043</text:p>
          </table:table-cell>
          <table:table-cell office:value-type="float" office:value="97" calcext:value-type="float">
            <text:p>97</text:p>
          </table:table-cell>
          <table:table-cell table:formula="of:= AVERAGE([.AC99:.AG99])" office:value-type="float" office:value="0.9486" calcext:value-type="float">
            <text:p>0.948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8.1" calcext:value-type="float">
            <text:p>8.1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3" office:value-type="float" office:value="2.2" calcext:value-type="float">
            <text:p>2.2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 AVERAGE([.H100:.J100])" office:value-type="float" office:value="0.0263333333333333" calcext:value-type="float">
            <text:p>0.026333333333333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 AVERAGE([.N100:.P100])" office:value-type="float" office:value="0.0263333333333333" calcext:value-type="float">
            <text:p>0.0263333333333333</text:p>
          </table:table-cell>
          <table:table-cell table:number-columns-repeated="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office:value-type="float" office:value="98" calcext:value-type="float">
            <text:p>98</text:p>
          </table:table-cell>
          <table:table-cell table:formula="of:= AVERAGE([.U100:.Y100])" office:value-type="float" office:value="1.7496" calcext:value-type="float">
            <text:p>1.7496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717" calcext:value-type="float">
            <text:p>0.717</text:p>
          </table:table-cell>
          <table:table-cell table:style-name="ce3" office:value-type="float" office:value="1.1" calcext:value-type="float">
            <text:p>1.1</text:p>
          </table:table-cell>
          <table:table-cell office:value-type="float" office:value="98" calcext:value-type="float">
            <text:p>98</text:p>
          </table:table-cell>
          <table:table-cell table:formula="of:= AVERAGE([.AC100:.AG100])" office:value-type="float" office:value="1.893" calcext:value-type="float">
            <text:p>1.89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 AVERAGE([.H101:.J101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 AVERAGE([.N101:.P101])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 AVERAGE([.U101:.Y101])" office:value-type="float" office:value="0.52" calcext:value-type="float">
            <text:p>0.52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 AVERAGE([.AC101:.AG101])" office:value-type="float" office:value="0.076" calcext:value-type="float">
            <text:p>0.07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2.5" calcext:value-type="float">
            <text:p>2.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 AVERAGE([.H102:.J102])" office:value-type="float" office:value="1.83333333333333" calcext:value-type="float">
            <text:p>1.83333333333333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 AVERAGE([.N102:.P102])" office:value-type="float" office:value="1.83333333333333" calcext:value-type="float">
            <text:p>1.83333333333333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.717" calcext:value-type="float">
            <text:p>0.71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 AVERAGE([.U102:.Y102])" office:value-type="float" office:value="0.783" calcext:value-type="float">
            <text:p>0.783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 AVERAGE([.AC102:.AG102])" office:value-type="float" office:value="0.8596" calcext:value-type="float">
            <text:p>0.859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float" office:value="2.3" calcext:value-type="float">
            <text:p>2.3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304" calcext:value-type="float">
            <text:p>0.304</text:p>
          </table:table-cell>
          <table:table-cell office:value-type="float" office:value="101" calcext:value-type="float">
            <text:p>101</text:p>
          </table:table-cell>
          <table:table-cell table:formula="of:= AVERAGE([.H103:.J103])" office:value-type="float" office:value="0.101333333333333" calcext:value-type="float">
            <text:p>0.101333333333333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304" calcext:value-type="float">
            <text:p>0.304</text:p>
          </table:table-cell>
          <table:table-cell office:value-type="float" office:value="101" calcext:value-type="float">
            <text:p>101</text:p>
          </table:table-cell>
          <table:table-cell table:formula="of:= AVERAGE([.N103:.P103])" office:value-type="float" office:value="0.101333333333333" calcext:value-type="float">
            <text:p>0.101333333333333</text:p>
          </table:table-cell>
          <table:table-cell table:number-columns-repeated="2"/>
          <table:table-cell table:style-name="ce3" office:value-type="float" office:value="0.064" calcext:value-type="float">
            <text:p>0.064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101" calcext:value-type="float">
            <text:p>101</text:p>
          </table:table-cell>
          <table:table-cell table:formula="of:= AVERAGE([.U103:.Y103])" office:value-type="float" office:value="1.3684" calcext:value-type="float">
            <text:p>1.3684</text:p>
          </table:table-cell>
          <table:table-cell/>
          <table:table-cell table:style-name="ce3" office:value-type="float" office:value="0.064" calcext:value-type="float">
            <text:p>0.064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29" calcext:value-type="float">
            <text:p>0.229</text:p>
          </table:table-cell>
          <table:table-cell office:value-type="float" office:value="101" calcext:value-type="float">
            <text:p>101</text:p>
          </table:table-cell>
          <table:table-cell table:formula="of:= AVERAGE([.AC103:.AG103])" office:value-type="float" office:value="1.3386" calcext:value-type="float">
            <text:p>1.338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float" office:value="4.1" calcext:value-type="float">
            <text:p>4.1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3" office:value-type="float" office:value="2.1" calcext:value-type="float">
            <text:p>2.1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56" calcext:value-type="float">
            <text:p>0.256</text:p>
          </table:table-cell>
          <table:table-cell office:value-type="float" office:value="102" calcext:value-type="float">
            <text:p>102</text:p>
          </table:table-cell>
          <table:table-cell table:formula="of:= AVERAGE([.H104:.J104])" office:value-type="float" office:value="0.0853333333333333" calcext:value-type="float">
            <text:p>0.0853333333333333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56" calcext:value-type="float">
            <text:p>0.256</text:p>
          </table:table-cell>
          <table:table-cell office:value-type="float" office:value="102" calcext:value-type="float">
            <text:p>102</text:p>
          </table:table-cell>
          <table:table-cell table:formula="of:= AVERAGE([.N104:.P104])" office:value-type="float" office:value="0.0853333333333333" calcext:value-type="float">
            <text:p>0.0853333333333333</text:p>
          </table:table-cell>
          <table:table-cell table:number-columns-repeated="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102" calcext:value-type="float">
            <text:p>102</text:p>
          </table:table-cell>
          <table:table-cell table:formula="of:= AVERAGE([.U104:.Y104])" office:value-type="float" office:value="1.6896" calcext:value-type="float">
            <text:p>1.6896</text:p>
          </table:table-cell>
          <table:table-cell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1.6" calcext:value-type="float">
            <text:p>1.6</text:p>
          </table:table-cell>
          <table:table-cell office:value-type="float" office:value="102" calcext:value-type="float">
            <text:p>102</text:p>
          </table:table-cell>
          <table:table-cell table:formula="of:= AVERAGE([.AC104:.AG104])" office:value-type="float" office:value="1.4984" calcext:value-type="float">
            <text:p>1.498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float" office:value="2.1" calcext:value-type="float">
            <text:p>2.1</text:p>
          </table:table-cell>
          <table:table-cell/>
          <table:table-cell office:value-type="float" office:value="103" calcext:value-type="float">
            <text:p>103</text:p>
          </table:table-cell>
          <table:table-cell table:style-name="ce3" office:value-type="float" office:value="2.3" calcext:value-type="float">
            <text:p>2.3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 AVERAGE([.H105:.J105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 AVERAGE([.N105:.P105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3" calcext:value-type="float">
            <text:p>0.043</text:p>
          </table:table-cell>
          <table:table-cell office:value-type="float" office:value="103" calcext:value-type="float">
            <text:p>103</text:p>
          </table:table-cell>
          <table:table-cell table:formula="of:= AVERAGE([.U105:.Y105])" office:value-type="float" office:value="1.5886" calcext:value-type="float">
            <text:p>1.5886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.043" calcext:value-type="float">
            <text:p>0.043</text:p>
          </table:table-cell>
          <table:table-cell office:value-type="float" office:value="103" calcext:value-type="float">
            <text:p>103</text:p>
          </table:table-cell>
          <table:table-cell table:formula="of:= AVERAGE([.AC105:.AG105])" office:value-type="float" office:value="2.1286" calcext:value-type="float">
            <text:p>2.128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float" office:value="7.6" calcext:value-type="float">
            <text:p>7.6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 AVERAGE([.H106:.J106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 AVERAGE([.N106:.P106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104" calcext:value-type="float">
            <text:p>104</text:p>
          </table:table-cell>
          <table:table-cell table:formula="of:= AVERAGE([.U106:.Y106])" office:value-type="float" office:value="0.5948" calcext:value-type="float">
            <text:p>0.5948</text:p>
          </table:table-cell>
          <table:table-cell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.802" calcext:value-type="float">
            <text:p>0.802</text:p>
          </table:table-cell>
          <table:table-cell office:value-type="float" office:value="104" calcext:value-type="float">
            <text:p>104</text:p>
          </table:table-cell>
          <table:table-cell table:formula="of:= AVERAGE([.AC106:.AG106])" office:value-type="float" office:value="1.2468" calcext:value-type="float">
            <text:p>1.246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float" office:value="2.4" calcext:value-type="float">
            <text:p>2.4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 AVERAGE([.H107:.J107])" office:value-type="float" office:value="0.6" calcext:value-type="float">
            <text:p>0.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 AVERAGE([.N107:.P107])" office:value-type="float" office:value="0.6" calcext:value-type="float">
            <text:p>0.6</text:p>
          </table:table-cell>
          <table:table-cell table:number-columns-repeated="2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 AVERAGE([.U107:.Y107])" office:value-type="float" office:value="0.986" calcext:value-type="float">
            <text:p>0.986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032" calcext:value-type="float">
            <text:p>0.0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 AVERAGE([.AC107:.AG107])" office:value-type="float" office:value="0.246" calcext:value-type="float">
            <text:p>0.24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106" calcext:value-type="float">
            <text:p>106</text:p>
          </table:table-cell>
          <table:table-cell table:formula="of:= AVERAGE([.H108:.J108])" office:value-type="float" office:value="0.633333333333333" calcext:value-type="float">
            <text:p>0.633333333333333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106" calcext:value-type="float">
            <text:p>106</text:p>
          </table:table-cell>
          <table:table-cell table:formula="of:= AVERAGE([.N108:.P108])" office:value-type="float" office:value="0.633333333333333" calcext:value-type="float">
            <text:p>0.633333333333333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 AVERAGE([.U108:.Y108])" office:value-type="float" office:value="1.7796" calcext:value-type="float">
            <text:p>1.7796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 AVERAGE([.AC108:.AG108])" office:value-type="float" office:value="1.2218" calcext:value-type="float">
            <text:p>1.221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 AVERAGE([.H109:.J109])" office:value-type="float" office:value="0.6" calcext:value-type="float">
            <text:p>0.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 AVERAGE([.N109:.P109])" office:value-type="float" office:value="0.6" calcext:value-type="float">
            <text:p>0.6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3" office:value-type="float" office:value="1.8" calcext:value-type="float">
            <text:p>1.8</text:p>
          </table:table-cell>
          <table:table-cell office:value-type="float" office:value="107" calcext:value-type="float">
            <text:p>107</text:p>
          </table:table-cell>
          <table:table-cell table:formula="of:= AVERAGE([.U109:.Y109])" office:value-type="float" office:value="0.9365" calcext:value-type="float">
            <text:p>0.9365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107" calcext:value-type="float">
            <text:p>107</text:p>
          </table:table-cell>
          <table:table-cell table:formula="of:= AVERAGE([.AC109:.AG109])" office:value-type="float" office:value="0.756" calcext:value-type="float">
            <text:p>0.75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512" calcext:value-type="float">
            <text:p>0.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66" calcext:value-type="float">
            <text:p>0.066</text:p>
          </table:table-cell>
          <table:table-cell office:value-type="float" office:value="108" calcext:value-type="float">
            <text:p>108</text:p>
          </table:table-cell>
          <table:table-cell table:formula="of:= AVERAGE([.H110:.J110])" office:value-type="float" office:value="0.192666666666667" calcext:value-type="float">
            <text:p>0.192666666666667</text:p>
          </table:table-cell>
          <table:table-cell/>
          <table:table-cell table:style-name="ce3" office:value-type="float" office:value="0.512" calcext:value-type="float">
            <text:p>0.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66" calcext:value-type="float">
            <text:p>0.066</text:p>
          </table:table-cell>
          <table:table-cell office:value-type="float" office:value="108" calcext:value-type="float">
            <text:p>108</text:p>
          </table:table-cell>
          <table:table-cell table:formula="of:= AVERAGE([.N110:.P110])" office:value-type="float" office:value="0.192666666666667" calcext:value-type="float">
            <text:p>0.192666666666667</text:p>
          </table:table-cell>
          <table:table-cell table:number-columns-repeated="2"/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string" calcext:value-type="string">
            <text:p>bler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108" calcext:value-type="float">
            <text:p>108</text:p>
          </table:table-cell>
          <table:table-cell table:formula="of:= AVERAGE([.U110:.Y110])" office:value-type="float" office:value="1.2575" calcext:value-type="float">
            <text:p>1.2575</text:p>
          </table:table-cell>
          <table:table-cell/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768" calcext:value-type="float">
            <text:p>0.768</text:p>
          </table:table-cell>
          <table:table-cell office:value-type="float" office:value="108" calcext:value-type="float">
            <text:p>108</text:p>
          </table:table-cell>
          <table:table-cell table:formula="of:= AVERAGE([.AC110:.AG110])"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float" office:value="2.1" calcext:value-type="float">
            <text:p>2.1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2"/>
          <table:table-cell table:style-name="ce3" office:value-type="float" office:value="0.242" calcext:value-type="float">
            <text:p>0.2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 AVERAGE([.H111:.J111])" office:value-type="float" office:value="0.0806666666666667" calcext:value-type="float">
            <text:p>0.0806666666666667</text:p>
          </table:table-cell>
          <table:table-cell/>
          <table:table-cell table:style-name="ce3" office:value-type="float" office:value="0.242" calcext:value-type="float">
            <text:p>0.2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 AVERAGE([.N111:.P111])" office:value-type="float" office:value="0.0806666666666667" calcext:value-type="float">
            <text:p>0.0806666666666667</text:p>
          </table:table-cell>
          <table:table-cell table:number-columns-repeated="2"/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2.3" calcext:value-type="float">
            <text:p>2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 AVERAGE([.U111:.Y111])" office:value-type="float" office:value="0.7654" calcext:value-type="float">
            <text:p>0.7654</text:p>
          </table:table-cell>
          <table:table-cell/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 AVERAGE([.AC111:.AG111])" office:value-type="float" office:value="0.9854" calcext:value-type="float">
            <text:p>0.985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 AVERAGE([.H112:.J112])" office:value-type="float" office:value="0.666666666666667" calcext:value-type="float">
            <text:p>0.666666666666667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 AVERAGE([.N112:.P112])" office:value-type="float" office:value="0.666666666666667" calcext:value-type="float">
            <text:p>0.666666666666667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110" calcext:value-type="float">
            <text:p>110</text:p>
          </table:table-cell>
          <table:table-cell table:formula="of:= AVERAGE([.U112:.Y112])" office:value-type="float" office:value="0.9718" calcext:value-type="float">
            <text:p>0.97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110" calcext:value-type="float">
            <text:p>110</text:p>
          </table:table-cell>
          <table:table-cell table:formula="of:= AVERAGE([.AC112:.AG112])" office:value-type="float" office:value="1.0696" calcext:value-type="float">
            <text:p>1.069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 AVERAGE([.H113:.J11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 AVERAGE([.N113:.P113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34" calcext:value-type="float">
            <text:p>0.0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157" calcext:value-type="float">
            <text:p>0.157</text:p>
          </table:table-cell>
          <table:table-cell office:value-type="float" office:value="111" calcext:value-type="float">
            <text:p>111</text:p>
          </table:table-cell>
          <table:table-cell table:formula="of:= AVERAGE([.U113:.Y113])" office:value-type="float" office:value="0.045" calcext:value-type="float">
            <text:p>0.045</text:p>
          </table:table-cell>
          <table:table-cell/>
          <table:table-cell table:style-name="ce3" office:value-type="float" office:value="0.034" calcext:value-type="float">
            <text:p>0.03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75" calcext:value-type="float">
            <text:p>0.175</text:p>
          </table:table-cell>
          <table:table-cell office:value-type="float" office:value="111" calcext:value-type="float">
            <text:p>111</text:p>
          </table:table-cell>
          <table:table-cell table:formula="of:= AVERAGE([.AC113:.AG113])" office:value-type="float" office:value="0.0418" calcext:value-type="float">
            <text:p>0.041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3" office:value-type="float" office:value="0.088" calcext:value-type="float">
            <text:p>0.088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 AVERAGE([.H114:.J114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 AVERAGE([.N114:.P114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7" calcext:value-type="float">
            <text:p>1.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 AVERAGE([.U114:.Y114])" office:value-type="float" office:value="0.76" calcext:value-type="float">
            <text:p>0.76</text:p>
          </table:table-cell>
          <table:table-cell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59" calcext:value-type="float">
            <text:p>0.8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 AVERAGE([.AC114:.AG114])" office:value-type="float" office:value="0.9318" calcext:value-type="float">
            <text:p>0.931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 AVERAGE([.H115:.J115])" office:value-type="float" office:value="0.747333333333333" calcext:value-type="float">
            <text:p>0.747333333333333</text:p>
          </table:table-cell>
          <table:table-cell/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 AVERAGE([.N115:.P115])" office:value-type="float" office:value="0.747333333333333" calcext:value-type="float">
            <text:p>0.747333333333333</text:p>
          </table:table-cell>
          <table:table-cell table:number-columns-repeated="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 AVERAGE([.U115:.Y115])" office:value-type="float" office:value="1.22" calcext:value-type="float">
            <text:p>1.22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 AVERAGE([.AC115:.AG115])" office:value-type="float" office:value="1.0064" calcext:value-type="float">
            <text:p>1.006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 AVERAGE([.H116:.J116])" office:value-type="float" office:value="0.0223333333333333" calcext:value-type="float">
            <text:p>0.022333333333333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 AVERAGE([.N116:.P116])" office:value-type="float" office:value="0.0223333333333333" calcext:value-type="float">
            <text:p>0.0223333333333333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 AVERAGE([.U116:.Y116])" office:value-type="float" office:value="0.6474" calcext:value-type="float">
            <text:p>0.647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037" calcext:value-type="float">
            <text:p>0.0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 AVERAGE([.AC116:.AG116])" office:value-type="float" office:value="0.3874" calcext:value-type="float">
            <text:p>0.387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 AVERAGE([.H117:.J117])" office:value-type="float" office:value="1.3" calcext:value-type="float">
            <text:p>1.3</text:p>
          </table:table-cell>
          <table:table-cell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 AVERAGE([.N117:.P117])" office:value-type="float" office:value="1.3" calcext:value-type="float">
            <text:p>1.3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313" calcext:value-type="float">
            <text:p>0.3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 AVERAGE([.U117:.Y117])" office:value-type="float" office:value="0.4822" calcext:value-type="float">
            <text:p>0.4822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313" calcext:value-type="float">
            <text:p>0.3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 AVERAGE([.AC117:.AG117])" office:value-type="float" office:value="0.4822" calcext:value-type="float">
            <text:p>0.482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float" office:value="2.1" calcext:value-type="float">
            <text:p>2.1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 AVERAGE([.H118:.J118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 AVERAGE([.N118:.P118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59" calcext:value-type="float">
            <text:p>0.8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 AVERAGE([.U118:.Y118])" office:value-type="float" office:value="0.4134" calcext:value-type="float">
            <text:p>0.41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 AVERAGE([.AC118:.AG118])" office:value-type="float" office:value="0.2416" calcext:value-type="float">
            <text:p>0.24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 AVERAGE([.H119:.J119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 AVERAGE([.N119:.P119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.4" calcext:value-type="float">
            <text:p>1.4</text:p>
          </table:table-cell>
          <table:table-cell table:number-columns-repeated="2" table:style-name="ce3" office:value-type="float" office:value="0.948" calcext:value-type="float">
            <text:p>0.948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 AVERAGE([.U119:.Y119])" office:value-type="float" office:value="0.6656" calcext:value-type="float">
            <text:p>0.6656</text:p>
          </table:table-cell>
          <table:table-cell/>
          <table:table-cell table:style-name="ce3" office:value-type="float" office:value="1.4" calcext:value-type="float">
            <text:p>1.4</text:p>
          </table:table-cell>
          <table:table-cell table:number-columns-repeated="2" table:style-name="ce3" office:value-type="float" office:value="0.948" calcext:value-type="float">
            <text:p>0.9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 AVERAGE([.AC119:.AG119])" office:value-type="float" office:value="0.6592" calcext:value-type="float">
            <text:p>0.659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float" office:value="3.6" calcext:value-type="float">
            <text:p>3.6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118" calcext:value-type="float">
            <text:p>118</text:p>
          </table:table-cell>
          <table:table-cell table:formula="of:= AVERAGE([.H120:.J120])" office:value-type="float" office:value="0.6" calcext:value-type="float">
            <text:p>0.6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office:value-type="float" office:value="118" calcext:value-type="float">
            <text:p>118</text:p>
          </table:table-cell>
          <table:table-cell table:formula="of:= AVERAGE([.N120:.P120])" office:value-type="float" office:value="0.6" calcext:value-type="float">
            <text:p>0.6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5" calcext:value-type="float">
            <text:p>0.0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 AVERAGE([.U120:.Y120])" office:value-type="float" office:value="0.017" calcext:value-type="float">
            <text:p>0.01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5" calcext:value-type="float">
            <text:p>0.0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 AVERAGE([.AC120:.AG120])"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119" calcext:value-type="float">
            <text:p>119</text:p>
          </table:table-cell>
          <table:table-cell table:formula="of:= AVERAGE([.H121:.J121])" office:value-type="float" office:value="2.46666666666667" calcext:value-type="float">
            <text:p>2.46666666666667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119" calcext:value-type="float">
            <text:p>119</text:p>
          </table:table-cell>
          <table:table-cell table:formula="of:= AVERAGE([.N121:.P121])" office:value-type="float" office:value="2.46666666666667" calcext:value-type="float">
            <text:p>2.46666666666667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 AVERAGE([.U121:.Y121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 AVERAGE([.AC121:.AG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2.1" calcext:value-type="float">
            <text:p>2.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 AVERAGE([.H122:.J122])" office:value-type="float" office:value="1.16666666666667" calcext:value-type="float">
            <text:p>1.166666666666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 AVERAGE([.N122:.P122])" office:value-type="float" office:value="1.16666666666667" calcext:value-type="float">
            <text:p>1.16666666666667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 AVERAGE([.U122:.Y122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 AVERAGE([.AC122:.AG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formula="of:= AVERAGE([.H123:.J12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formula="of:= AVERAGE([.N123:.P123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formula="of:= AVERAGE([.U123:.Y123])" office:value-type="float" office:value="0.1996" calcext:value-type="float">
            <text:p>0.1996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formula="of:= AVERAGE([.AC123:.AG123])" office:value-type="float" office:value="0.1996" calcext:value-type="float">
            <text:p>0.199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float" office:value="5.6" calcext:value-type="float">
            <text:p>5.6</text:p>
          </table:table-cell>
          <table:table-cell/>
          <table:table-cell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formula="of:= AVERAGE([.H124:.J124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formula="of:= AVERAGE([.N124:.P124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122" calcext:value-type="float">
            <text:p>122</text:p>
          </table:table-cell>
          <table:table-cell table:formula="of:= AVERAGE([.U124:.Y124])" office:value-type="float" office:value="0.5892" calcext:value-type="float">
            <text:p>0.589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48" calcext:value-type="float">
            <text:p>0.948</text:p>
          </table:table-cell>
          <table:table-cell office:value-type="float" office:value="122" calcext:value-type="float">
            <text:p>122</text:p>
          </table:table-cell>
          <table:table-cell table:formula="of:= AVERAGE([.AC124:.AG124])" office:value-type="float" office:value="0.5792" calcext:value-type="float">
            <text:p>0.579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2"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 AVERAGE([.H125:.J125])" office:value-type="float" office:value="0.6" calcext:value-type="float">
            <text:p>0.6</text:p>
          </table:table-cell>
          <table:table-cell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 AVERAGE([.N125:.P125])" office:value-type="float" office:value="0.6" calcext:value-type="float">
            <text:p>0.6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 AVERAGE([.U125:.Y125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 AVERAGE([.AC125:.AG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float" office:value="4.2" calcext:value-type="float">
            <text:p>4.2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 AVERAGE([.H126:.J126])" office:value-type="float" office:value="1.16666666666667" calcext:value-type="float">
            <text:p>1.16666666666667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 AVERAGE([.N126:.P126])" office:value-type="float" office:value="1.16666666666667" calcext:value-type="float">
            <text:p>1.16666666666667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 AVERAGE([.U126:.Y126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 AVERAGE([.AC126:.AG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 AVERAGE([.H127:.J127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 AVERAGE([.N127:.P127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.1" calcext:value-type="float">
            <text:p>1.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 AVERAGE([.U127:.Y127])" office:value-type="float" office:value="0.22" calcext:value-type="float">
            <text:p>0.22</text:p>
          </table:table-cell>
          <table:table-cell/>
          <table:table-cell table:style-name="ce3" office:value-type="float" office:value="1.1" calcext:value-type="float">
            <text:p>1.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 AVERAGE([.AC127:.AG127])"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 AVERAGE([.H128:.J128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 AVERAGE([.N128:.P128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 AVERAGE([.U128:.Y128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 AVERAGE([.AC128:.AG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 AVERAGE([.H129:.J129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 AVERAGE([.N129:.P129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 AVERAGE([.U129:.Y129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 AVERAGE([.AC129:.AG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 AVERAGE([.H130:.J130])" office:value-type="float" office:value="0.0263333333333333" calcext:value-type="float">
            <text:p>0.026333333333333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 AVERAGE([.N130:.P130])" office:value-type="float" office:value="0.0263333333333333" calcext:value-type="float">
            <text:p>0.0263333333333333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 AVERAGE([.U130:.Y130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 AVERAGE([.AC130:.AG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0.083" calcext:value-type="float">
            <text:p>0.083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42" calcext:value-type="float">
            <text:p>0.242</text:p>
          </table:table-cell>
          <table:table-cell office:value-type="float" office:value="129" calcext:value-type="float">
            <text:p>129</text:p>
          </table:table-cell>
          <table:table-cell table:formula="of:= AVERAGE([.H131:.J131])" office:value-type="float" office:value="0.0806666666666667" calcext:value-type="float">
            <text:p>0.0806666666666667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42" calcext:value-type="float">
            <text:p>0.242</text:p>
          </table:table-cell>
          <table:table-cell office:value-type="float" office:value="129" calcext:value-type="float">
            <text:p>129</text:p>
          </table:table-cell>
          <table:table-cell table:formula="of:= AVERAGE([.N131:.P131])" office:value-type="float" office:value="0.0806666666666667" calcext:value-type="float">
            <text:p>0.0806666666666667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formula="of:= AVERAGE([.U131:.Y131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formula="of:= AVERAGE([.AC131:.AG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 AVERAGE([.H132:.J132])" office:value-type="float" office:value="0.566666666666667" calcext:value-type="float">
            <text:p>0.5666666666666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 AVERAGE([.N132:.P132])" office:value-type="float" office:value="0.566666666666667" calcext:value-type="float">
            <text:p>0.566666666666667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 AVERAGE([.U132:.Y132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 AVERAGE([.AC132:.AG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 AVERAGE([.H133:.J13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 AVERAGE([.N133:.P133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 AVERAGE([.U133:.Y13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 AVERAGE([.AC133:.AG133])"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 AVERAGE([.H134:.J134])" office:value-type="float" office:value="0.6" calcext:value-type="float">
            <text:p>0.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 AVERAGE([.N134:.P134])" office:value-type="float" office:value="0.6" calcext:value-type="float">
            <text:p>0.6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 AVERAGE([.U134:.Y134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 AVERAGE([.AC134:.AG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 AVERAGE([.H135:.J135])" office:value-type="float" office:value="0.633333333333333" calcext:value-type="float">
            <text:p>0.633333333333333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 AVERAGE([.N135:.P135])" office:value-type="float" office:value="0.633333333333333" calcext:value-type="float">
            <text:p>0.633333333333333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 AVERAGE([.U135:.Y135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 AVERAGE([.AC135:.AG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 AVERAGE([.H136:.J136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 AVERAGE([.N136:.P136]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32" calcext:value-type="float">
            <text:p>0.0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 AVERAGE([.U136:.Y136])" office:value-type="float" office:value="0.0064" calcext:value-type="float">
            <text:p>0.0064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32" calcext:value-type="float">
            <text:p>0.0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 AVERAGE([.AC136:.AG136])" office:value-type="float" office:value="0.0064" calcext:value-type="float">
            <text:p>0.006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formula="of:= AVERAGE([.H137:.J137])" office:value-type="float" office:value="0.666666666666667" calcext:value-type="float">
            <text:p>0.666666666666667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formula="of:= AVERAGE([.N137:.P137])" office:value-type="float" office:value="0.666666666666667" calcext:value-type="float">
            <text:p>0.666666666666667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 AVERAGE([.U137:.Y137])" office:value-type="float" office:value="0.015" calcext:value-type="float">
            <text:p>0.015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 AVERAGE([.AC137:.AG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3" office:value-type="float" office:value="0.071" calcext:value-type="float">
            <text:p>0.071</text:p>
          </table:table-cell>
          <table:table-cell table:number-columns-repeated="2"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 AVERAGE([.H138:.J138])" office:value-type="float" office:value="0.6" calcext:value-type="float">
            <text:p>0.6</text:p>
          </table:table-cell>
          <table:table-cell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 AVERAGE([.N138:.P138])" office:value-type="float" office:value="0.6" calcext:value-type="float">
            <text:p>0.6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 AVERAGE([.U138:.Y138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 AVERAGE([.AC138:.AG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 AVERAGE([.H139:.J139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 AVERAGE([.N139:.P139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.8" calcext:value-type="float">
            <text:p>1.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 AVERAGE([.U139:.Y139])" office:value-type="float" office:value="0.36" calcext:value-type="float">
            <text:p>0.36</text:p>
          </table:table-cell>
          <table:table-cell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 AVERAGE([.AC139:.AG139])" office:value-type="float" office:value="0.4058" calcext:value-type="float">
            <text:p>0.405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formula="of:= AVERAGE([.H140:.J140])" office:value-type="float" office:value="0.69" calcext:value-type="float">
            <text:p>0.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formula="of:= AVERAGE([.N140:.P140])" office:value-type="float" office:value="0.69" calcext:value-type="float">
            <text:p>0.69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 AVERAGE([.U140:.Y140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 AVERAGE([.AC140:.AG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office:value-type="float" office:value="1.8" calcext:value-type="float">
            <text:p>1.8</text:p>
          </table:table-cell>
          <table:table-cell/>
          <table:table-cell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 AVERAGE([.H141:.J141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 AVERAGE([.N141:.P141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 AVERAGE([.U141:.Y141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 AVERAGE([.AC141:.AG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 AVERAGE([.H142:.J142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 AVERAGE([.N142:.P142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 AVERAGE([.U142:.Y142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 AVERAGE([.AC142:.AG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float" office:value="5.6" calcext:value-type="float">
            <text:p>5.6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3.8" calcext:value-type="float">
            <text:p>3.8</text:p>
          </table:table-cell>
          <table:table-cell office:value-type="float" office:value="141" calcext:value-type="float">
            <text:p>141</text:p>
          </table:table-cell>
          <table:table-cell table:formula="of:= AVERAGE([.H143:.J143])" office:value-type="float" office:value="1.83333333333333" calcext:value-type="float">
            <text:p>1.8333333333333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3.8" calcext:value-type="float">
            <text:p>3.8</text:p>
          </table:table-cell>
          <table:table-cell office:value-type="float" office:value="141" calcext:value-type="float">
            <text:p>141</text:p>
          </table:table-cell>
          <table:table-cell table:formula="of:= AVERAGE([.N143:.P143])" office:value-type="float" office:value="1.83333333333333" calcext:value-type="float">
            <text:p>1.83333333333333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formula="of:= AVERAGE([.U143:.Y143])" office:value-type="float" office:value="0.0458" calcext:value-type="float">
            <text:p>0.0458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formula="of:= AVERAGE([.AC143:.AG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 AVERAGE([.H144:.J144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 AVERAGE([.N144:.P144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 AVERAGE([.U144:.Y144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 AVERAGE([.AC144:.AG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 AVERAGE([.H145:.J145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 AVERAGE([.N145:.P145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 AVERAGE([.U145:.Y145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 AVERAGE([.AC145:.AG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 AVERAGE([.H146:.J146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 AVERAGE([.N146:.P146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 AVERAGE([.U146:.Y146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 AVERAGE([.AC146:.AG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3" office:value-type="float" office:value="1.7" calcext:value-type="float">
            <text:p>1.7</text:p>
          </table:table-cell>
          <table:table-cell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145" calcext:value-type="float">
            <text:p>145</text:p>
          </table:table-cell>
          <table:table-cell table:formula="of:= AVERAGE([.H147:.J147])" office:value-type="float" office:value="1.26666666666667" calcext:value-type="float">
            <text:p>1.26666666666667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office:value-type="float" office:value="145" calcext:value-type="float">
            <text:p>145</text:p>
          </table:table-cell>
          <table:table-cell table:formula="of:= AVERAGE([.N147:.P147])" office:value-type="float" office:value="1.26666666666667" calcext:value-type="float">
            <text:p>1.26666666666667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 AVERAGE([.U147:.Y147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 AVERAGE([.AC147:.AG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 AVERAGE([.H148:.J148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 AVERAGE([.N148:.P148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 AVERAGE([.U148:.Y148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 AVERAGE([.AC148:.AG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 AVERAGE([.H149:.J149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 AVERAGE([.N149:.P149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 AVERAGE([.U149:.Y149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 AVERAGE([.AC149:.AG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float" office:value="4.1" calcext:value-type="float">
            <text:p>4.1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 AVERAGE([.H150:.J150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 AVERAGE([.N150:.P150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 AVERAGE([.U150:.Y150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 AVERAGE([.AC150:.AG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style-name="ce3" office:value-type="float" office:value="2.1" calcext:value-type="float">
            <text:p>2.1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 AVERAGE([.H151:.J151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 AVERAGE([.N151:.P151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 AVERAGE([.U151:.Y151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 AVERAGE([.AC151:.AG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 AVERAGE([.H152:.J152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 AVERAGE([.N152:.P152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 AVERAGE([.U152:.Y152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 AVERAGE([.AC152:.AG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float" office:value="3.8" calcext:value-type="float">
            <text:p>3.8</text:p>
          </table:table-cell>
          <table:table-cell/>
          <table:table-cell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 AVERAGE([.H153:.J15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 AVERAGE([.N153:.P153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 AVERAGE([.U153:.Y153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 AVERAGE([.AC153:.AG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52" calcext:value-type="float">
            <text:p>152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2"/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 AVERAGE([.H154:.J154])" office:value-type="float" office:value="0.633333333333333" calcext:value-type="float">
            <text:p>0.633333333333333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 AVERAGE([.N154:.P154])" office:value-type="float" office:value="0.633333333333333" calcext:value-type="float">
            <text:p>0.633333333333333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 AVERAGE([.U154:.Y154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 AVERAGE([.AC154:.AG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formula="of:= AVERAGE([.H155:.J155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formula="of:= AVERAGE([.N155:.P155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formula="of:= AVERAGE([.U155:.Y155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formula="of:= AVERAGE([.AC155:.AG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 AVERAGE([.H156:.J156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 AVERAGE([.N156:.P156]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43" calcext:value-type="float">
            <text:p>0.0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 AVERAGE([.U156:.Y156])" office:value-type="float" office:value="0.0086" calcext:value-type="float">
            <text:p>0.0086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43" calcext:value-type="float">
            <text:p>0.0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 AVERAGE([.AC156:.AG156])" office:value-type="float" office:value="0.0086" calcext:value-type="float">
            <text:p>0.008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formula="of:= AVERAGE([.H157:.J157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formula="of:= AVERAGE([.N157:.P157])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043" calcext:value-type="float">
            <text:p>0.043</text:p>
          </table:table-cell>
          <table:table-cell office:value-type="float" office:value="155" calcext:value-type="float">
            <text:p>155</text:p>
          </table:table-cell>
          <table:table-cell table:formula="of:= AVERAGE([.U157:.Y157])" office:value-type="float" office:value="0.0086" calcext:value-type="float">
            <text:p>0.0086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034" calcext:value-type="float">
            <text:p>0.034</text:p>
          </table:table-cell>
          <table:table-cell office:value-type="float" office:value="155" calcext:value-type="float">
            <text:p>155</text:p>
          </table:table-cell>
          <table:table-cell table:formula="of:= AVERAGE([.AC157:.AG157])" office:value-type="float" office:value="0.0068" calcext:value-type="float">
            <text:p>0.006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 AVERAGE([.H158:.J158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 AVERAGE([.N158:.P158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 AVERAGE([.U158:.Y158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 AVERAGE([.AC158:.AG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 AVERAGE([.H159:.J159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 AVERAGE([.N159:.P159])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157" calcext:value-type="float">
            <text:p>157</text:p>
          </table:table-cell>
          <table:table-cell table:formula="of:= AVERAGE([.U159:.Y159])" office:value-type="float" office:value="0.1996" calcext:value-type="float">
            <text:p>0.1996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157" calcext:value-type="float">
            <text:p>157</text:p>
          </table:table-cell>
          <table:table-cell table:formula="of:= AVERAGE([.AC159:.AG159])" office:value-type="float" office:value="0.1996" calcext:value-type="float">
            <text:p>0.199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float" office:value="7.5" calcext:value-type="float">
            <text:p>7.5</text:p>
          </table:table-cell>
          <table:table-cell/>
          <table:table-cell office:value-type="float" office:value="158" calcext:value-type="float">
            <text:p>15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 AVERAGE([.H160:.J160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 AVERAGE([.N160:.P160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 AVERAGE([.U160:.Y160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 AVERAGE([.AC160:.AG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 AVERAGE([.H161:.J161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 AVERAGE([.N161:.P161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 AVERAGE([.U161:.Y161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 AVERAGE([.AC161:.AG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 AVERAGE([.H162:.J162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 AVERAGE([.N162:.P162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 AVERAGE([.U162:.Y162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 AVERAGE([.AC162:.AG162])" office:value-type="float" office:value="0.146" calcext:value-type="float">
            <text:p>0.14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 AVERAGE([.H163:.J16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 AVERAGE([.N163:.P163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 AVERAGE([.U163:.Y16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 AVERAGE([.AC163:.AG163])" office:value-type="float" office:value="0.1996" calcext:value-type="float">
            <text:p>0.199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3" office:value-type="float" office:value="7.6" calcext:value-type="float">
            <text:p>7.6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 AVERAGE([.H164:.J164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 AVERAGE([.N164:.P164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 AVERAGE([.U164:.Y164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 AVERAGE([.AC164:.AG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 AVERAGE([.H165:.J165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 AVERAGE([.N165:.P165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 AVERAGE([.U165:.Y165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 AVERAGE([.AC165:.AG165])" office:value-type="float" office:value="0.1896" calcext:value-type="float">
            <text:p>0.189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 AVERAGE([.H166:.J166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 AVERAGE([.N166:.P166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903" calcext:value-type="float">
            <text:p>0.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 AVERAGE([.U166:.Y166])" office:value-type="float" office:value="0.3266" calcext:value-type="float">
            <text:p>0.326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903" calcext:value-type="float">
            <text:p>0.90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 AVERAGE([.AC166:.AG166])" office:value-type="float" office:value="0.1806" calcext:value-type="float">
            <text:p>0.180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 AVERAGE([.H167:.J167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 AVERAGE([.N167:.P167])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 AVERAGE([.U167:.Y167])" office:value-type="float" office:value="0.1996" calcext:value-type="float">
            <text:p>0.1996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 AVERAGE([.AC167:.AG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 AVERAGE([.H168:.J168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 AVERAGE([.N168:.P168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 AVERAGE([.U168:.Y168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 AVERAGE([.AC168:.AG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 AVERAGE([.H169:.J169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 AVERAGE([.N169:.P169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0.948" calcext:value-type="float">
            <text:p>0.9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 AVERAGE([.U169:.Y169])" office:value-type="float" office:value="0.5688" calcext:value-type="float">
            <text:p>0.568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948" calcext:value-type="float">
            <text:p>0.9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 AVERAGE([.AC169:.AG169])" office:value-type="float" office:value="0.3792" calcext:value-type="float">
            <text:p>0.379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 AVERAGE([.H170:.J170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 AVERAGE([.N170:.P170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 AVERAGE([.U170:.Y170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 AVERAGE([.AC170:.AG1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 AVERAGE([.H171:.J171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 AVERAGE([.N171:.P171]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34" calcext:value-type="float">
            <text:p>0.0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 AVERAGE([.U171:.Y171])" office:value-type="float" office:value="0.0068" calcext:value-type="float">
            <text:p>0.0068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34" calcext:value-type="float">
            <text:p>0.0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 AVERAGE([.AC171:.AG171])" office:value-type="float" office:value="0.0068" calcext:value-type="float">
            <text:p>0.006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 AVERAGE([.H172:.J172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 AVERAGE([.N172:.P172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38" calcext:value-type="float">
            <text:p>0.0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 AVERAGE([.U172:.Y172])" office:value-type="float" office:value="0.0076" calcext:value-type="float">
            <text:p>0.0076</text:p>
          </table:table-cell>
          <table:table-cell/>
          <table:table-cell table:style-name="ce3" office:value-type="float" office:value="0.038" calcext:value-type="float">
            <text:p>0.0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 AVERAGE([.AC172:.AG172])" office:value-type="float" office:value="0.0076" calcext:value-type="float">
            <text:p>0.00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 AVERAGE([.H173:.J17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 AVERAGE([.N173:.P173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 AVERAGE([.U173:.Y173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 AVERAGE([.AC173:.AG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 AVERAGE([.H174:.J174])" office:value-type="float" office:value="0.6" calcext:value-type="float">
            <text:p>0.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 AVERAGE([.N174:.P174])" office:value-type="float" office:value="0.6" calcext:value-type="float">
            <text:p>0.6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 AVERAGE([.U174:.Y174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 AVERAGE([.AC174:.AG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173" calcext:value-type="float">
            <text:p>173</text:p>
          </table:table-cell>
          <table:table-cell table:formula="of:= AVERAGE([.H175:.J175])" office:value-type="float" office:value="0.566666666666667" calcext:value-type="float">
            <text:p>0.566666666666667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office:value-type="float" office:value="173" calcext:value-type="float">
            <text:p>173</text:p>
          </table:table-cell>
          <table:table-cell table:formula="of:= AVERAGE([.N175:.P175])" office:value-type="float" office:value="0.566666666666667" calcext:value-type="float">
            <text:p>0.566666666666667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 AVERAGE([.U175:.Y175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 AVERAGE([.AC175:.AG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 AVERAGE([.H176:.J176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 AVERAGE([.N176:.P176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 AVERAGE([.U176:.Y176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 AVERAGE([.AC176:.AG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 AVERAGE([.H177:.J177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 AVERAGE([.N177:.P177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 AVERAGE([.U177:.Y177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 AVERAGE([.AC177:.AG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66" calcext:value-type="float">
            <text:p>0.0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formula="of:= AVERAGE([.H178:.J178])" office:value-type="float" office:value="0.022" calcext:value-type="float">
            <text:p>0.022</text:p>
          </table:table-cell>
          <table:table-cell/>
          <table:table-cell table:style-name="ce3" office:value-type="float" office:value="0.066" calcext:value-type="float">
            <text:p>0.0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formula="of:= AVERAGE([.N178:.P178])" office:value-type="float" office:value="0.022" calcext:value-type="float">
            <text:p>0.022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formula="of:= AVERAGE([.U178:.Y178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formula="of:= AVERAGE([.AC178:.AG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 AVERAGE([.H179:.J179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 AVERAGE([.N179:.P179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 AVERAGE([.U179:.Y179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 AVERAGE([.AC179:.AG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 AVERAGE([.H180:.J180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 AVERAGE([.N180:.P180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 AVERAGE([.U180:.Y180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 AVERAGE([.AC180:.AG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formula="of:= AVERAGE([.H181:.J181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formula="of:= AVERAGE([.N181:.P181])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179" calcext:value-type="float">
            <text:p>179</text:p>
          </table:table-cell>
          <table:table-cell table:formula="of:= AVERAGE([.U181:.Y181])" office:value-type="float" office:value="0.1996" calcext:value-type="float">
            <text:p>0.1996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59" calcext:value-type="float">
            <text:p>0.859</text:p>
          </table:table-cell>
          <table:table-cell office:value-type="float" office:value="179" calcext:value-type="float">
            <text:p>179</text:p>
          </table:table-cell>
          <table:table-cell table:formula="of:= AVERAGE([.AC181:.AG181])" office:value-type="float" office:value="0.1718" calcext:value-type="float">
            <text:p>0.171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5.3" calcext:value-type="float">
            <text:p>5.3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 AVERAGE([.H182:.J182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 AVERAGE([.N182:.P182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 AVERAGE([.U182:.Y182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 AVERAGE([.AC182:.AG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053" calcext:value-type="float">
            <text:p>0.053</text:p>
          </table:table-cell>
          <table:table-cell office:value-type="float" office:value="181" calcext:value-type="float">
            <text:p>181</text:p>
          </table:table-cell>
          <table:table-cell table:formula="of:= AVERAGE([.H183:.J183])" office:value-type="float" office:value="0.384333333333333" calcext:value-type="float">
            <text:p>0.38433333333333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053" calcext:value-type="float">
            <text:p>0.053</text:p>
          </table:table-cell>
          <table:table-cell office:value-type="float" office:value="181" calcext:value-type="float">
            <text:p>181</text:p>
          </table:table-cell>
          <table:table-cell table:formula="of:= AVERAGE([.N183:.P183])" office:value-type="float" office:value="0.384333333333333" calcext:value-type="float">
            <text:p>0.384333333333333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formula="of:= AVERAGE([.U183:.Y183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formula="of:= AVERAGE([.AC183:.AG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formula="of:= AVERAGE([.H184:.J184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formula="of:= AVERAGE([.N184:.P184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formula="of:= AVERAGE([.U184:.Y184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formula="of:= AVERAGE([.AC184:.AG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 AVERAGE([.H185:.J185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 AVERAGE([.N185:.P185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 AVERAGE([.U185:.Y185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 AVERAGE([.AC185:.AG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 AVERAGE([.H186:.J186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 AVERAGE([.N186:.P186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 AVERAGE([.U186:.Y186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 AVERAGE([.AC186:.AG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formula="of:= AVERAGE([.H187:.J187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formula="of:= AVERAGE([.N187:.P187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formula="of:= AVERAGE([.U187:.Y187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formula="of:= AVERAGE([.AC187:.AG187])"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formula="of:= AVERAGE([.H188:.J188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formula="of:= AVERAGE([.N188:.P188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formula="of:= AVERAGE([.U188:.Y188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formula="of:= AVERAGE([.AC188:.AG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table:style-name="ce3" office:value-type="float" office:value="7.1" calcext:value-type="float">
            <text:p>7.1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 AVERAGE([.H189:.J189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 AVERAGE([.N189:.P189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 AVERAGE([.U189:.Y189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 AVERAGE([.AC189:.AG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formula="of:= AVERAGE([.H190:.J190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formula="of:= AVERAGE([.N190:.P190])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188" calcext:value-type="float">
            <text:p>188</text:p>
          </table:table-cell>
          <table:table-cell table:formula="of:= AVERAGE([.U190:.Y190])" office:value-type="float" office:value="0.1996" calcext:value-type="float">
            <text:p>0.1996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office:value-type="float" office:value="188" calcext:value-type="float">
            <text:p>188</text:p>
          </table:table-cell>
          <table:table-cell table:formula="of:= AVERAGE([.AC190:.AG190])" office:value-type="float" office:value="0.1996" calcext:value-type="float">
            <text:p>0.199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 AVERAGE([.H191:.J191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 AVERAGE([.N191:.P191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912" calcext:value-type="float">
            <text:p>0.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 AVERAGE([.U191:.Y191])" office:value-type="float" office:value="0.2014" calcext:value-type="float">
            <text:p>0.20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912" calcext:value-type="float">
            <text:p>0.9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 AVERAGE([.AC191:.AG191])" office:value-type="float" office:value="0.1824" calcext:value-type="float">
            <text:p>0.182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float" office:value="1.8" calcext:value-type="float">
            <text:p>1.8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 AVERAGE([.H192:.J192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 AVERAGE([.N192:.P192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 AVERAGE([.U192:.Y192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 AVERAGE([.AC192:.AG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 AVERAGE([.H193:.J19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 AVERAGE([.N193:.P193]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 AVERAGE([.U193:.Y193])" office:value-type="float" office:value="0.016" calcext:value-type="float">
            <text:p>0.016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 AVERAGE([.AC193:.AG193])"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float" office:value="0.072" calcext:value-type="float">
            <text:p>0.072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 AVERAGE([.H194:.J194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 AVERAGE([.N194:.P194]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48" calcext:value-type="float">
            <text:p>0.9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 AVERAGE([.U194:.Y194])" office:value-type="float" office:value="0.1896" calcext:value-type="float">
            <text:p>0.1896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48" calcext:value-type="float">
            <text:p>0.9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 AVERAGE([.AC194:.AG194])" office:value-type="float" office:value="0.1896" calcext:value-type="float">
            <text:p>0.189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 AVERAGE([.H195:.J195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 AVERAGE([.N195:.P195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 AVERAGE([.U195:.Y195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 AVERAGE([.AC195:.AG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 AVERAGE([.H196:.J196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 AVERAGE([.N196:.P196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 AVERAGE([.U196:.Y196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 AVERAGE([.AC196:.AG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 AVERAGE([.H197:.J197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 AVERAGE([.N197:.P197])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998" calcext:value-type="float">
            <text:p>0.99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4" calcext:value-type="float">
            <text:p>0.04</text:p>
          </table:table-cell>
          <table:table-cell office:value-type="float" office:value="195" calcext:value-type="float">
            <text:p>195</text:p>
          </table:table-cell>
          <table:table-cell table:formula="of:= AVERAGE([.U197:.Y197])" office:value-type="float" office:value="0.2076" calcext:value-type="float">
            <text:p>0.2076</text:p>
          </table:table-cell>
          <table:table-cell/>
          <table:table-cell table:style-name="ce3" office:value-type="float" office:value="0.998" calcext:value-type="float">
            <text:p>0.99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48" calcext:value-type="float">
            <text:p>0.048</text:p>
          </table:table-cell>
          <table:table-cell office:value-type="float" office:value="195" calcext:value-type="float">
            <text:p>195</text:p>
          </table:table-cell>
          <table:table-cell table:formula="of:= AVERAGE([.AC197:.AG197])" office:value-type="float" office:value="0.2092" calcext:value-type="float">
            <text:p>0.209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formula="of:= AVERAGE([.H198:.J198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formula="of:= AVERAGE([.N198:.P198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formula="of:= AVERAGE([.U198:.Y198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formula="of:= AVERAGE([.AC198:.AG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formula="of:= AVERAGE([.H199:.J199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formula="of:= AVERAGE([.N199:.P199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formula="of:= AVERAGE([.U199:.Y199])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8" calcext:value-type="float">
            <text:p>0.03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formula="of:= AVERAGE([.AC199:.AG199])" office:value-type="float" office:value="0.0076" calcext:value-type="float">
            <text:p>0.007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formula="of:= AVERAGE([.H200:.J200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formula="of:= AVERAGE([.N200:.P200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formula="of:= AVERAGE([.U200:.Y200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formula="of:= AVERAGE([.AC200:.AG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style-name="ce3" office:value-type="float" office:value="0.075" calcext:value-type="float">
            <text:p>0.075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formula="of:= AVERAGE([.H201:.J201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formula="of:= AVERAGE([.N201:.P201]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formula="of:= AVERAGE([.U201:.Y201])" office:value-type="float" office:value="0.32" calcext:value-type="float">
            <text:p>0.32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formula="of:= AVERAGE([.AC201:.AG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 AVERAGE([.H202:.J202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 AVERAGE([.N202:.P202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 AVERAGE([.U202:.Y202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 AVERAGE([.AC202:.AG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formula="of:= AVERAGE([.H203:.J203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formula="of:= AVERAGE([.N203:.P203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formula="of:= AVERAGE([.U203:.Y203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formula="of:= AVERAGE([.AC203:.AG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formula="of:= AVERAGE([.H204:.J204]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formula="of:= AVERAGE([.N204:.P204])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formula="of:= AVERAGE([.U204:.Y204])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formula="of:= AVERAGE([.AC204:.AG204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52">
          <table:table-cell/>
          <table:table-cell table:style-name="ce4"/>
          <table:table-cell table:number-columns-repeated="2"/>
          <table:table-cell table:style-name="ce2"/>
          <table:table-cell table:number-columns-repeated="2"/>
          <table:table-cell table:style-name="ce4"/>
          <table:table-cell table:style-name="ce2"/>
          <table:table-cell table:style-name="ce4"/>
          <table:table-cell table:number-columns-repeated="3"/>
          <table:table-cell table:style-name="ce2"/>
          <table:table-cell table:style-name="ce4" table:number-columns-repeated="2"/>
          <table:table-cell table:number-columns-repeated="4"/>
          <table:table-cell table:style-name="ce4"/>
          <table:table-cell table:style-name="ce2" table:number-columns-repeated="3"/>
          <table:table-cell table:style-name="ce4"/>
          <table:table-cell table:number-columns-repeated="3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number-columns-repeated="4"/>
        </table:table-row>
        <table:table-row table:style-name="ro1" table:number-rows-repeated="25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5"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2:01:01.165005464</meta:creation-date>
    <meta:generator>LibreOffice/24.2.6.2$Linux_X86_64 LibreOffice_project/420$Build-2</meta:generator>
    <dc:date>2025-01-29T00:42:57.923389957</dc:date>
    <meta:editing-duration>PT1H40M25S</meta:editing-duration>
    <meta:editing-cycles>4</meta:editing-cycles>
    <meta:document-statistic meta:table-count="1" meta:cell-count="5688" meta:object-count="0"/>
  </office:meta>
</office:document-meta>
</file>